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08in" svg:height="4.7685in" svg:x="6.398in" svg:y="0.7874in">
            <draw:object draw:notify-on-update-of-ranges="Sheet2.B2:Sheet2.B101 Sheet1.E1:Sheet1.E1 Sheet1.E2:Sheet1.E101 Sheet2.E1:Sheet2.E1 Sheet2.E2:Sheet2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office:value-type="float" office:value="1343035243.61364">
            <text:p>1343035243.61364</text:p>
          </table:table-cell>
          <table:table-cell/>
          <table:table-cell office:value-type="string">
            <text:p>requests</text:p>
          </table:table-cell>
          <table:table-cell/>
          <table:table-cell office:value-type="string">
            <text:p>HTTP (apache)</text:p>
          </table:table-cell>
          <table:table-cell office:value-type="float" office:value="1343035243.61364">
            <text:p>1343035243.613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2]*100" office:value-type="float" office:value="400">
            <text:p>400</text:p>
          </table:table-cell>
          <table:table-cell table:formula="of:=[.F2]-[.F1]" office:value-type="float" office:value="0.743099927902222">
            <text:p>0.7430999279</text:p>
          </table:table-cell>
          <table:table-cell table:formula="of:=[.B2]*100/[.D2]" office:value-type="float" office:value="538.285612715915">
            <text:p>538.2856127159</text:p>
          </table:table-cell>
          <table:table-cell office:value-type="float" office:value="1343035244.35674">
            <text:p>1343035244.35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3]*100" office:value-type="float" office:value="800">
            <text:p>800</text:p>
          </table:table-cell>
          <table:table-cell table:formula="of:=[.F3]-[.F2]" office:value-type="float" office:value="0.597879886627197">
            <text:p>0.5978798866</text:p>
          </table:table-cell>
          <table:table-cell table:formula="of:=[.B3]*100/[.D3]" office:value-type="float" office:value="1338.06140312399">
            <text:p>1338.061403124</text:p>
          </table:table-cell>
          <table:table-cell office:value-type="float" office:value="1343035244.95462">
            <text:p>1343035244.954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]*100" office:value-type="float" office:value="1200">
            <text:p>1200</text:p>
          </table:table-cell>
          <table:table-cell table:formula="of:=[.F4]-[.F3]" office:value-type="float" office:value="0.663540124893189">
            <text:p>0.6635401249</text:p>
          </table:table-cell>
          <table:table-cell table:formula="of:=[.B4]*100/[.D4]" office:value-type="float" office:value="1808.48143914909">
            <text:p>1808.4814391491</text:p>
          </table:table-cell>
          <table:table-cell office:value-type="float" office:value="1343035245.61816">
            <text:p>1343035245.618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B5]*100" office:value-type="float" office:value="1600">
            <text:p>1600</text:p>
          </table:table-cell>
          <table:table-cell table:formula="of:=[.F5]-[.F4]" office:value-type="float" office:value="0.72418999671936">
            <text:p>0.7241899967</text:p>
          </table:table-cell>
          <table:table-cell table:formula="of:=[.B5]*100/[.D5]" office:value-type="float" office:value="2209.36495567203">
            <text:p>2209.364955672</text:p>
          </table:table-cell>
          <table:table-cell office:value-type="float" office:value="1343035246.34235">
            <text:p>1343035246.342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B6]*100" office:value-type="float" office:value="2000">
            <text:p>2000</text:p>
          </table:table-cell>
          <table:table-cell table:formula="of:=[.F6]-[.F5]" office:value-type="float" office:value="0.813339948654175">
            <text:p>0.8133399487</text:p>
          </table:table-cell>
          <table:table-cell table:formula="of:=[.B6]*100/[.D6]" office:value-type="float" office:value="2458.9963929712">
            <text:p>2458.9963929712</text:p>
          </table:table-cell>
          <table:table-cell office:value-type="float" office:value="1343035247.15569">
            <text:p>1343035247.155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[.B7]*100" office:value-type="float" office:value="2400">
            <text:p>2400</text:p>
          </table:table-cell>
          <table:table-cell table:formula="of:=[.F7]-[.F6]" office:value-type="float" office:value="0.875410079956055">
            <text:p>0.87541008</text:p>
          </table:table-cell>
          <table:table-cell table:formula="of:=[.B7]*100/[.D7]" office:value-type="float" office:value="2741.57226990176">
            <text:p>2741.5722699018</text:p>
          </table:table-cell>
          <table:table-cell office:value-type="float" office:value="1343035248.0311">
            <text:p>1343035248.03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[.B8]*100" office:value-type="float" office:value="2800">
            <text:p>2800</text:p>
          </table:table-cell>
          <table:table-cell table:formula="of:=[.F8]-[.F7]" office:value-type="float" office:value="0.978339910507202">
            <text:p>0.9783399105</text:p>
          </table:table-cell>
          <table:table-cell table:formula="of:=[.B8]*100/[.D8]" office:value-type="float" office:value="2861.99098077108">
            <text:p>2861.9909807711</text:p>
          </table:table-cell>
          <table:table-cell office:value-type="float" office:value="1343035249.00944">
            <text:p>1343035249.009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B9]*100" office:value-type="float" office:value="3200">
            <text:p>3200</text:p>
          </table:table-cell>
          <table:table-cell table:formula="of:=[.F9]-[.F8]" office:value-type="float" office:value="1.03200006484985">
            <text:p>1.0320000648</text:p>
          </table:table-cell>
          <table:table-cell table:formula="of:=[.B9]*100/[.D9]" office:value-type="float" office:value="3100.77499894883">
            <text:p>3100.7749989488</text:p>
          </table:table-cell>
          <table:table-cell office:value-type="float" office:value="1343035250.04144">
            <text:p>1343035250.041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[.B10]*100" office:value-type="float" office:value="3600">
            <text:p>3600</text:p>
          </table:table-cell>
          <table:table-cell table:formula="of:=[.F10]-[.F9]" office:value-type="float" office:value="1.08360004425049">
            <text:p>1.0836000443</text:p>
          </table:table-cell>
          <table:table-cell table:formula="of:=[.B10]*100/[.D10]" office:value-type="float" office:value="3322.25900054302">
            <text:p>3322.259000543</text:p>
          </table:table-cell>
          <table:table-cell office:value-type="float" office:value="1343035251.12504">
            <text:p>1343035251.125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[.B11]*100" office:value-type="float" office:value="4000">
            <text:p>4000</text:p>
          </table:table-cell>
          <table:table-cell table:formula="of:=[.F11]-[.F10]" office:value-type="float" office:value="1.19421982765198">
            <text:p>1.1942198277</text:p>
          </table:table-cell>
          <table:table-cell table:formula="of:=[.B11]*100/[.D11]" office:value-type="float" office:value="3349.46708083438">
            <text:p>3349.4670808344</text:p>
          </table:table-cell>
          <table:table-cell office:value-type="float" office:value="1343035252.31926">
            <text:p>1343035252.319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[.B12]*100" office:value-type="float" office:value="4400">
            <text:p>4400</text:p>
          </table:table-cell>
          <table:table-cell table:formula="of:=[.F12]-[.F11]" office:value-type="float" office:value="1.28123021125793">
            <text:p>1.2812302113</text:p>
          </table:table-cell>
          <table:table-cell table:formula="of:=[.B12]*100/[.D12]" office:value-type="float" office:value="3434.1993822328">
            <text:p>3434.1993822328</text:p>
          </table:table-cell>
          <table:table-cell office:value-type="float" office:value="1343035253.60049">
            <text:p>1343035253.600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[.B13]*100" office:value-type="float" office:value="4800">
            <text:p>4800</text:p>
          </table:table-cell>
          <table:table-cell table:formula="of:=[.F13]-[.F12]" office:value-type="float" office:value="1.33711981773376">
            <text:p>1.3371198177</text:p>
          </table:table-cell>
          <table:table-cell table:formula="of:=[.B13]*100/[.D13]" office:value-type="float" office:value="3589.80544326637">
            <text:p>3589.8054432664</text:p>
          </table:table-cell>
          <table:table-cell office:value-type="float" office:value="1343035254.93761">
            <text:p>1343035254.937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formula="of:=[.B14]*100" office:value-type="float" office:value="5200">
            <text:p>5200</text:p>
          </table:table-cell>
          <table:table-cell table:formula="of:=[.F14]-[.F13]" office:value-type="float" office:value="1.38279008865356">
            <text:p>1.3827900887</text:p>
          </table:table-cell>
          <table:table-cell table:formula="of:=[.B14]*100/[.D14]" office:value-type="float" office:value="3760.51292431759">
            <text:p>3760.5129243176</text:p>
          </table:table-cell>
          <table:table-cell office:value-type="float" office:value="1343035256.3204">
            <text:p>1343035256.32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[.B15]*100" office:value-type="float" office:value="5600">
            <text:p>5600</text:p>
          </table:table-cell>
          <table:table-cell table:formula="of:=[.F15]-[.F14]" office:value-type="float" office:value="1.4749801158905">
            <text:p>1.4749801159</text:p>
          </table:table-cell>
          <table:table-cell table:formula="of:=[.B15]*100/[.D15]" office:value-type="float" office:value="3796.6613513424">
            <text:p>3796.6613513424</text:p>
          </table:table-cell>
          <table:table-cell office:value-type="float" office:value="1343035257.79538">
            <text:p>1343035257.795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[.B16]*100" office:value-type="float" office:value="6000">
            <text:p>6000</text:p>
          </table:table-cell>
          <table:table-cell table:formula="of:=[.F16]-[.F15]" office:value-type="float" office:value="1.55006980895996">
            <text:p>1.550069809</text:p>
          </table:table-cell>
          <table:table-cell table:formula="of:=[.B16]*100/[.D16]" office:value-type="float" office:value="3870.79340899219">
            <text:p>3870.7934089922</text:p>
          </table:table-cell>
          <table:table-cell office:value-type="float" office:value="1343035259.34545">
            <text:p>1343035259.345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[.B17]*100" office:value-type="float" office:value="6400">
            <text:p>6400</text:p>
          </table:table-cell>
          <table:table-cell table:formula="of:=[.F17]-[.F16]" office:value-type="float" office:value="1.63413000106812">
            <text:p>1.6341300011</text:p>
          </table:table-cell>
          <table:table-cell table:formula="of:=[.B17]*100/[.D17]" office:value-type="float" office:value="3916.4570724586">
            <text:p>3916.4570724586</text:p>
          </table:table-cell>
          <table:table-cell office:value-type="float" office:value="1343035260.97958">
            <text:p>1343035260.979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formula="of:=[.B18]*100" office:value-type="float" office:value="6800">
            <text:p>6800</text:p>
          </table:table-cell>
          <table:table-cell table:formula="of:=[.F18]-[.F17]" office:value-type="float" office:value="1.71279001235962">
            <text:p>1.7127900124</text:p>
          </table:table-cell>
          <table:table-cell table:formula="of:=[.B18]*100/[.D18]" office:value-type="float" office:value="3970.13057697131">
            <text:p>3970.1305769713</text:p>
          </table:table-cell>
          <table:table-cell office:value-type="float" office:value="1343035262.69237">
            <text:p>1343035262.6923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table:formula="of:=[.B19]*100" office:value-type="float" office:value="7200">
            <text:p>7200</text:p>
          </table:table-cell>
          <table:table-cell table:formula="of:=[.F19]-[.F18]" office:value-type="float" office:value="1.79017996788025">
            <text:p>1.7901799679</text:p>
          </table:table-cell>
          <table:table-cell table:formula="of:=[.B19]*100/[.D19]" office:value-type="float" office:value="4021.94199978984">
            <text:p>4021.9419997898</text:p>
          </table:table-cell>
          <table:table-cell office:value-type="float" office:value="1343035264.48255">
            <text:p>1343035264.482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table:formula="of:=[.B20]*100" office:value-type="float" office:value="7600">
            <text:p>7600</text:p>
          </table:table-cell>
          <table:table-cell table:formula="of:=[.F20]-[.F19]" office:value-type="float" office:value="1.86223006248474">
            <text:p>1.8622300625</text:p>
          </table:table-cell>
          <table:table-cell table:formula="of:=[.B20]*100/[.D20]" office:value-type="float" office:value="4081.12840250224">
            <text:p>4081.1284025022</text:p>
          </table:table-cell>
          <table:table-cell office:value-type="float" office:value="1343035266.34478">
            <text:p>1343035266.3447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formula="of:=[.B21]*100" office:value-type="float" office:value="8000">
            <text:p>8000</text:p>
          </table:table-cell>
          <table:table-cell table:formula="of:=[.F21]-[.F20]" office:value-type="float" office:value="1.88038992881775">
            <text:p>1.8803899288</text:p>
          </table:table-cell>
          <table:table-cell table:formula="of:=[.B21]*100/[.D21]" office:value-type="float" office:value="4254.43674069761">
            <text:p>4254.4367406976</text:p>
          </table:table-cell>
          <table:table-cell office:value-type="float" office:value="1343035268.22517">
            <text:p>1343035268.2251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[.B22]*100" office:value-type="float" office:value="8400">
            <text:p>8400</text:p>
          </table:table-cell>
          <table:table-cell table:formula="of:=[.F22]-[.F21]" office:value-type="float" office:value="1.98835015296936">
            <text:p>1.988350153</text:p>
          </table:table-cell>
          <table:table-cell table:formula="of:=[.B22]*100/[.D22]" office:value-type="float" office:value="4224.6080185905">
            <text:p>4224.6080185905</text:p>
          </table:table-cell>
          <table:table-cell office:value-type="float" office:value="1343035270.21352">
            <text:p>1343035270.2135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table:formula="of:=[.B23]*100" office:value-type="float" office:value="8800">
            <text:p>8800</text:p>
          </table:table-cell>
          <table:table-cell table:formula="of:=[.F23]-[.F22]" office:value-type="float" office:value="2.04298996925354">
            <text:p>2.0429899693</text:p>
          </table:table-cell>
          <table:table-cell table:formula="of:=[.B23]*100/[.D23]" office:value-type="float" office:value="4307.41224011751">
            <text:p>4307.4122401175</text:p>
          </table:table-cell>
          <table:table-cell office:value-type="float" office:value="1343035272.25651">
            <text:p>1343035272.2565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table:formula="of:=[.B24]*100" office:value-type="float" office:value="9200">
            <text:p>9200</text:p>
          </table:table-cell>
          <table:table-cell table:formula="of:=[.F24]-[.F23]" office:value-type="float" office:value="2.13862991333008">
            <text:p>2.1386299133</text:p>
          </table:table-cell>
          <table:table-cell table:formula="of:=[.B24]*100/[.D24]" office:value-type="float" office:value="4301.81956338327">
            <text:p>4301.8195633833</text:p>
          </table:table-cell>
          <table:table-cell office:value-type="float" office:value="1343035274.39514">
            <text:p>1343035274.395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table:formula="of:=[.B25]*100" office:value-type="float" office:value="9600">
            <text:p>9600</text:p>
          </table:table-cell>
          <table:table-cell table:formula="of:=[.F25]-[.F24]" office:value-type="float" office:value="2.48211002349854">
            <text:p>2.4821100235</text:p>
          </table:table-cell>
          <table:table-cell table:formula="of:=[.B25]*100/[.D25]" office:value-type="float" office:value="3867.67706069242">
            <text:p>3867.6770606924</text:p>
          </table:table-cell>
          <table:table-cell office:value-type="float" office:value="1343035276.87725">
            <text:p>1343035276.877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[.B26]*100" office:value-type="float" office:value="10000">
            <text:p>10000</text:p>
          </table:table-cell>
          <table:table-cell table:formula="of:=[.F26]-[.F25]" office:value-type="float" office:value="2.26539015769958">
            <text:p>2.2653901577</text:p>
          </table:table-cell>
          <table:table-cell table:formula="of:=[.B26]*100/[.D26]" office:value-type="float" office:value="4414.25066053726">
            <text:p>4414.2506605373</text:p>
          </table:table-cell>
          <table:table-cell office:value-type="float" office:value="1343035279.14264">
            <text:p>1343035279.142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table:formula="of:=[.B27]*100" office:value-type="float" office:value="10400">
            <text:p>10400</text:p>
          </table:table-cell>
          <table:table-cell table:formula="of:=[.F27]-[.F26]" office:value-type="float" office:value="2.36823987960815">
            <text:p>2.3682398796</text:p>
          </table:table-cell>
          <table:table-cell table:formula="of:=[.B27]*100/[.D27]" office:value-type="float" office:value="4391.44703606662">
            <text:p>4391.4470360666</text:p>
          </table:table-cell>
          <table:table-cell office:value-type="float" office:value="1343035281.51088">
            <text:p>1343035281.510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table:formula="of:=[.B28]*100" office:value-type="float" office:value="10800">
            <text:p>10800</text:p>
          </table:table-cell>
          <table:table-cell table:formula="of:=[.F28]-[.F27]" office:value-type="float" office:value="2.38937997817993">
            <text:p>2.3893799782</text:p>
          </table:table-cell>
          <table:table-cell table:formula="of:=[.B28]*100/[.D28]" office:value-type="float" office:value="4520.00104572179">
            <text:p>4520.0010457218</text:p>
          </table:table-cell>
          <table:table-cell office:value-type="float" office:value="1343035283.90026">
            <text:p>1343035283.9002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table:formula="of:=[.B29]*100" office:value-type="float" office:value="11200">
            <text:p>11200</text:p>
          </table:table-cell>
          <table:table-cell table:formula="of:=[.F29]-[.F28]" office:value-type="float" office:value="2.97935009002686">
            <text:p>2.97935009</text:p>
          </table:table-cell>
          <table:table-cell table:formula="of:=[.B29]*100/[.D29]" office:value-type="float" office:value="3759.20910989653">
            <text:p>3759.2091098965</text:p>
          </table:table-cell>
          <table:table-cell office:value-type="float" office:value="1343035286.87961">
            <text:p>1343035286.8796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table:formula="of:=[.B30]*100" office:value-type="float" office:value="11600">
            <text:p>11600</text:p>
          </table:table-cell>
          <table:table-cell table:formula="of:=[.F30]-[.F29]" office:value-type="float" office:value="2.58398985862732">
            <text:p>2.5839898586</text:p>
          </table:table-cell>
          <table:table-cell table:formula="of:=[.B30]*100/[.D30]" office:value-type="float" office:value="4489.1817052882">
            <text:p>4489.1817052882</text:p>
          </table:table-cell>
          <table:table-cell office:value-type="float" office:value="1343035289.4636">
            <text:p>1343035289.46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formula="of:=[.B31]*100" office:value-type="float" office:value="12000">
            <text:p>12000</text:p>
          </table:table-cell>
          <table:table-cell table:formula="of:=[.F31]-[.F30]" office:value-type="float" office:value="2.65674996376038">
            <text:p>2.6567499638</text:p>
          </table:table-cell>
          <table:table-cell table:formula="of:=[.B31]*100/[.D31]" office:value-type="float" office:value="4516.79689985397">
            <text:p>4516.796899854</text:p>
          </table:table-cell>
          <table:table-cell office:value-type="float" office:value="1343035292.12035">
            <text:p>1343035292.1203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table:formula="of:=[.B32]*100" office:value-type="float" office:value="12400">
            <text:p>12400</text:p>
          </table:table-cell>
          <table:table-cell table:formula="of:=[.F32]-[.F31]" office:value-type="float" office:value="2.69116020202637">
            <text:p>2.691160202</text:p>
          </table:table-cell>
          <table:table-cell table:formula="of:=[.B32]*100/[.D32]" office:value-type="float" office:value="4607.67812732336">
            <text:p>4607.6781273234</text:p>
          </table:table-cell>
          <table:table-cell office:value-type="float" office:value="1343035294.81151">
            <text:p>1343035294.811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table:formula="of:=[.B33]*100" office:value-type="float" office:value="12800">
            <text:p>12800</text:p>
          </table:table-cell>
          <table:table-cell table:formula="of:=[.F33]-[.F32]" office:value-type="float" office:value="2.76845979690552">
            <text:p>2.7684597969</text:p>
          </table:table-cell>
          <table:table-cell table:formula="of:=[.B33]*100/[.D33]" office:value-type="float" office:value="4623.5094381025">
            <text:p>4623.5094381025</text:p>
          </table:table-cell>
          <table:table-cell office:value-type="float" office:value="1343035297.57997">
            <text:p>1343035297.5799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table:formula="of:=[.B34]*100" office:value-type="float" office:value="13200">
            <text:p>13200</text:p>
          </table:table-cell>
          <table:table-cell table:formula="of:=[.F34]-[.F33]" office:value-type="float" office:value="2.82146000862122">
            <text:p>2.8214600086</text:p>
          </table:table-cell>
          <table:table-cell table:formula="of:=[.B34]*100/[.D34]" office:value-type="float" office:value="4678.42888421819">
            <text:p>4678.4288842182</text:p>
          </table:table-cell>
          <table:table-cell office:value-type="float" office:value="1343035300.40143">
            <text:p>1343035300.4014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table:formula="of:=[.B35]*100" office:value-type="float" office:value="13600">
            <text:p>13600</text:p>
          </table:table-cell>
          <table:table-cell table:formula="of:=[.F35]-[.F34]" office:value-type="float" office:value="2.97709012031555">
            <text:p>2.9770901203</text:p>
          </table:table-cell>
          <table:table-cell table:formula="of:=[.B35]*100/[.D35]" office:value-type="float" office:value="4568.2191167792">
            <text:p>4568.2191167792</text:p>
          </table:table-cell>
          <table:table-cell office:value-type="float" office:value="1343035303.37852">
            <text:p>1343035303.3785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table:formula="of:=[.B36]*100" office:value-type="float" office:value="14000">
            <text:p>14000</text:p>
          </table:table-cell>
          <table:table-cell table:formula="of:=[.F36]-[.F35]" office:value-type="float" office:value="3.07088994979858">
            <text:p>3.0708899498</text:p>
          </table:table-cell>
          <table:table-cell table:formula="of:=[.B36]*100/[.D36]" office:value-type="float" office:value="4558.93901405299">
            <text:p>4558.939014053</text:p>
          </table:table-cell>
          <table:table-cell office:value-type="float" office:value="1343035306.44941">
            <text:p>1343035306.4494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table:formula="of:=[.B37]*100" office:value-type="float" office:value="14400">
            <text:p>14400</text:p>
          </table:table-cell>
          <table:table-cell table:formula="of:=[.F37]-[.F36]" office:value-type="float" office:value="3.15009999275208">
            <text:p>3.1500999928</text:p>
          </table:table-cell>
          <table:table-cell table:formula="of:=[.B37]*100/[.D37]" office:value-type="float" office:value="4571.28346183687">
            <text:p>4571.2834618369</text:p>
          </table:table-cell>
          <table:table-cell office:value-type="float" office:value="1343035309.59951">
            <text:p>1343035309.5995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table:formula="of:=[.B38]*100" office:value-type="float" office:value="14800">
            <text:p>14800</text:p>
          </table:table-cell>
          <table:table-cell table:formula="of:=[.F38]-[.F37]" office:value-type="float" office:value="3.79236006736755">
            <text:p>3.7923600674</text:p>
          </table:table-cell>
          <table:table-cell table:formula="of:=[.B38]*100/[.D38]" office:value-type="float" office:value="3902.58301877789">
            <text:p>3902.5830187779</text:p>
          </table:table-cell>
          <table:table-cell office:value-type="float" office:value="1343035313.39187">
            <text:p>1343035313.3918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table:formula="of:=[.B39]*100" office:value-type="float" office:value="15200">
            <text:p>15200</text:p>
          </table:table-cell>
          <table:table-cell table:formula="of:=[.F39]-[.F38]" office:value-type="float" office:value="3.19322991371155">
            <text:p>3.1932299137</text:p>
          </table:table-cell>
          <table:table-cell table:formula="of:=[.B39]*100/[.D39]" office:value-type="float" office:value="4760.07065283087">
            <text:p>4760.0706528309</text:p>
          </table:table-cell>
          <table:table-cell office:value-type="float" office:value="1343035316.5851">
            <text:p>1343035316.585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table:formula="of:=[.B40]*100" office:value-type="float" office:value="15600">
            <text:p>15600</text:p>
          </table:table-cell>
          <table:table-cell table:formula="of:=[.F40]-[.F39]" office:value-type="float" office:value="3.312420129776">
            <text:p>3.3124201298</text:p>
          </table:table-cell>
          <table:table-cell table:formula="of:=[.B40]*100/[.D40]" office:value-type="float" office:value="4709.54751777062">
            <text:p>4709.5475177706</text:p>
          </table:table-cell>
          <table:table-cell office:value-type="float" office:value="1343035319.89752">
            <text:p>1343035319.8975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formula="of:=[.B41]*100" office:value-type="float" office:value="16000">
            <text:p>16000</text:p>
          </table:table-cell>
          <table:table-cell table:formula="of:=[.F41]-[.F40]" office:value-type="float" office:value="3.3435800075531">
            <text:p>3.3435800076</text:p>
          </table:table-cell>
          <table:table-cell table:formula="of:=[.B41]*100/[.D41]" office:value-type="float" office:value="4785.29000767328">
            <text:p>4785.2900076733</text:p>
          </table:table-cell>
          <table:table-cell office:value-type="float" office:value="1343035323.2411">
            <text:p>1343035323.24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4">
            <text:p>164</text:p>
          </table:table-cell>
          <table:table-cell table:formula="of:=[.B42]*100" office:value-type="float" office:value="16400">
            <text:p>16400</text:p>
          </table:table-cell>
          <table:table-cell table:formula="of:=[.F42]-[.F41]" office:value-type="float" office:value="3.3908200263977">
            <text:p>3.3908200264</text:p>
          </table:table-cell>
          <table:table-cell table:formula="of:=[.B42]*100/[.D42]" office:value-type="float" office:value="4836.58816225136">
            <text:p>4836.5881622514</text:p>
          </table:table-cell>
          <table:table-cell office:value-type="float" office:value="1343035326.63192">
            <text:p>1343035326.6319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table:formula="of:=[.B43]*100" office:value-type="float" office:value="16800">
            <text:p>16800</text:p>
          </table:table-cell>
          <table:table-cell table:formula="of:=[.F43]-[.F42]" office:value-type="float" office:value="3.51791000366211">
            <text:p>3.5179100037</text:p>
          </table:table-cell>
          <table:table-cell table:formula="of:=[.B43]*100/[.D43]" office:value-type="float" office:value="4775.56275814656">
            <text:p>4775.5627581466</text:p>
          </table:table-cell>
          <table:table-cell office:value-type="float" office:value="1343035330.14983">
            <text:p>1343035330.1498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table:formula="of:=[.B44]*100" office:value-type="float" office:value="17200">
            <text:p>17200</text:p>
          </table:table-cell>
          <table:table-cell table:formula="of:=[.F44]-[.F43]" office:value-type="float" office:value="3.73579001426697">
            <text:p>3.7357900143</text:p>
          </table:table-cell>
          <table:table-cell table:formula="of:=[.B44]*100/[.D44]" office:value-type="float" office:value="4604.11316865061">
            <text:p>4604.1131686506</text:p>
          </table:table-cell>
          <table:table-cell office:value-type="float" office:value="1343035333.88562">
            <text:p>1343035333.8856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table:formula="of:=[.B45]*100" office:value-type="float" office:value="17600">
            <text:p>17600</text:p>
          </table:table-cell>
          <table:table-cell table:formula="of:=[.F45]-[.F44]" office:value-type="float" office:value="3.73184990882874">
            <text:p>3.7318499088</text:p>
          </table:table-cell>
          <table:table-cell table:formula="of:=[.B45]*100/[.D45]" office:value-type="float" office:value="4716.15966075224">
            <text:p>4716.1596607522</text:p>
          </table:table-cell>
          <table:table-cell office:value-type="float" office:value="1343035337.61747">
            <text:p>1343035337.6174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table:formula="of:=[.B46]*100" office:value-type="float" office:value="18000">
            <text:p>18000</text:p>
          </table:table-cell>
          <table:table-cell table:formula="of:=[.F46]-[.F45]" office:value-type="float" office:value="3.74587988853455">
            <text:p>3.7458798885</text:p>
          </table:table-cell>
          <table:table-cell table:formula="of:=[.B46]*100/[.D46]" office:value-type="float" office:value="4805.27954329094">
            <text:p>4805.2795432909</text:p>
          </table:table-cell>
          <table:table-cell office:value-type="float" office:value="1343035341.36335">
            <text:p>1343035341.3633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4">
            <text:p>184</text:p>
          </table:table-cell>
          <table:table-cell table:formula="of:=[.B47]*100" office:value-type="float" office:value="18400">
            <text:p>18400</text:p>
          </table:table-cell>
          <table:table-cell table:formula="of:=[.F47]-[.F46]" office:value-type="float" office:value="3.83850002288818">
            <text:p>3.8385000229</text:p>
          </table:table-cell>
          <table:table-cell table:formula="of:=[.B47]*100/[.D47]" office:value-type="float" office:value="4793.53911431148">
            <text:p>4793.5391143115</text:p>
          </table:table-cell>
          <table:table-cell office:value-type="float" office:value="1343035345.20185">
            <text:p>1343035345.2018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table:formula="of:=[.B48]*100" office:value-type="float" office:value="18800">
            <text:p>18800</text:p>
          </table:table-cell>
          <table:table-cell table:formula="of:=[.F48]-[.F47]" office:value-type="float" office:value="4.25483012199402">
            <text:p>4.254830122</text:p>
          </table:table-cell>
          <table:table-cell table:formula="of:=[.B48]*100/[.D48]" office:value-type="float" office:value="4418.507780797">
            <text:p>4418.507780797</text:p>
          </table:table-cell>
          <table:table-cell office:value-type="float" office:value="1343035349.45668">
            <text:p>1343035349.4566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table:formula="of:=[.B49]*100" office:value-type="float" office:value="19200">
            <text:p>19200</text:p>
          </table:table-cell>
          <table:table-cell table:formula="of:=[.F49]-[.F48]" office:value-type="float" office:value="3.93001985549927">
            <text:p>3.9300198555</text:p>
          </table:table-cell>
          <table:table-cell table:formula="of:=[.B49]*100/[.D49]" office:value-type="float" office:value="4885.47150038784">
            <text:p>4885.4715003878</text:p>
          </table:table-cell>
          <table:table-cell office:value-type="float" office:value="1343035353.3867">
            <text:p>1343035353.386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table:formula="of:=[.B50]*100" office:value-type="float" office:value="19600">
            <text:p>19600</text:p>
          </table:table-cell>
          <table:table-cell table:formula="of:=[.F50]-[.F49]" office:value-type="float" office:value="4.0469400882721">
            <text:p>4.0469400883</text:p>
          </table:table-cell>
          <table:table-cell table:formula="of:=[.B50]*100/[.D50]" office:value-type="float" office:value="4843.16534776489">
            <text:p>4843.1653477649</text:p>
          </table:table-cell>
          <table:table-cell office:value-type="float" office:value="1343035357.43364">
            <text:p>1343035357.43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formula="of:=[.B51]*100" office:value-type="float" office:value="20000">
            <text:p>20000</text:p>
          </table:table-cell>
          <table:table-cell table:formula="of:=[.F51]-[.F50]" office:value-type="float" office:value="4.0972900390625">
            <text:p>4.0972900391</text:p>
          </table:table-cell>
          <table:table-cell table:formula="of:=[.B51]*100/[.D51]" office:value-type="float" office:value="4881.27513779234">
            <text:p>4881.2751377924</text:p>
          </table:table-cell>
          <table:table-cell office:value-type="float" office:value="1343035361.53093">
            <text:p>1343035361.5309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table:formula="of:=[.B52]*100" office:value-type="float" office:value="20400">
            <text:p>20400</text:p>
          </table:table-cell>
          <table:table-cell table:formula="of:=[.F52]-[.F51]" office:value-type="float" office:value="4.29962992668152">
            <text:p>4.2996299267</text:p>
          </table:table-cell>
          <table:table-cell table:formula="of:=[.B52]*100/[.D52]" office:value-type="float" office:value="4744.59438320657">
            <text:p>4744.5943832066</text:p>
          </table:table-cell>
          <table:table-cell office:value-type="float" office:value="1343035365.83056">
            <text:p>1343035365.8305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table:formula="of:=[.B53]*100" office:value-type="float" office:value="20800">
            <text:p>20800</text:p>
          </table:table-cell>
          <table:table-cell table:formula="of:=[.F53]-[.F52]" office:value-type="float" office:value="5.21614003181458">
            <text:p>5.2161400318</text:p>
          </table:table-cell>
          <table:table-cell table:formula="of:=[.B53]*100/[.D53]" office:value-type="float" office:value="3987.62300726887">
            <text:p>3987.6230072689</text:p>
          </table:table-cell>
          <table:table-cell office:value-type="float" office:value="1343035371.0467">
            <text:p>1343035371.046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2">
            <text:p>212</text:p>
          </table:table-cell>
          <table:table-cell table:formula="of:=[.B54]*100" office:value-type="float" office:value="21200">
            <text:p>21200</text:p>
          </table:table-cell>
          <table:table-cell table:formula="of:=[.F54]-[.F53]" office:value-type="float" office:value="7.06159996986389">
            <text:p>7.0615999699</text:p>
          </table:table-cell>
          <table:table-cell table:formula="of:=[.B54]*100/[.D54]" office:value-type="float" office:value="3002.15249950057">
            <text:p>3002.1524995006</text:p>
          </table:table-cell>
          <table:table-cell office:value-type="float" office:value="1343035378.1083">
            <text:p>1343035378.108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6">
            <text:p>216</text:p>
          </table:table-cell>
          <table:table-cell table:formula="of:=[.B55]*100" office:value-type="float" office:value="21600">
            <text:p>21600</text:p>
          </table:table-cell>
          <table:table-cell table:formula="of:=[.F55]-[.F54]" office:value-type="float" office:value="7.16595005989075">
            <text:p>7.1659500599</text:p>
          </table:table-cell>
          <table:table-cell table:formula="of:=[.B55]*100/[.D55]" office:value-type="float" office:value="3014.25488867129">
            <text:p>3014.2548886713</text:p>
          </table:table-cell>
          <table:table-cell office:value-type="float" office:value="1343035385.27425">
            <text:p>1343035385.2742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0">
            <text:p>220</text:p>
          </table:table-cell>
          <table:table-cell table:formula="of:=[.B56]*100" office:value-type="float" office:value="22000">
            <text:p>22000</text:p>
          </table:table-cell>
          <table:table-cell table:formula="of:=[.F56]-[.F55]" office:value-type="float" office:value="7.20068001747131">
            <text:p>7.2006800175</text:p>
          </table:table-cell>
          <table:table-cell table:formula="of:=[.B56]*100/[.D56]" office:value-type="float" office:value="3055.26699514775">
            <text:p>3055.2669951478</text:p>
          </table:table-cell>
          <table:table-cell office:value-type="float" office:value="1343035392.47493">
            <text:p>1343035392.4749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4">
            <text:p>224</text:p>
          </table:table-cell>
          <table:table-cell table:formula="of:=[.B57]*100" office:value-type="float" office:value="22400">
            <text:p>22400</text:p>
          </table:table-cell>
          <table:table-cell table:formula="of:=[.F57]-[.F56]" office:value-type="float" office:value="7.20063996315002">
            <text:p>7.2006399632</text:p>
          </table:table-cell>
          <table:table-cell table:formula="of:=[.B57]*100/[.D57]" office:value-type="float" office:value="3110.83460840067">
            <text:p>3110.8346084007</text:p>
          </table:table-cell>
          <table:table-cell office:value-type="float" office:value="1343035399.67557">
            <text:p>1343035399.6755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table:formula="of:=[.B58]*100" office:value-type="float" office:value="22800">
            <text:p>22800</text:p>
          </table:table-cell>
          <table:table-cell table:formula="of:=[.F58]-[.F57]" office:value-type="float" office:value="4.59317994117737">
            <text:p>4.5931799412</text:p>
          </table:table-cell>
          <table:table-cell table:formula="of:=[.B58]*100/[.D58]" office:value-type="float" office:value="4963.88129618011">
            <text:p>4963.8812961801</text:p>
          </table:table-cell>
          <table:table-cell office:value-type="float" office:value="1343035404.26875">
            <text:p>1343035404.2687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32">
            <text:p>232</text:p>
          </table:table-cell>
          <table:table-cell table:formula="of:=[.B59]*100" office:value-type="float" office:value="23200">
            <text:p>23200</text:p>
          </table:table-cell>
          <table:table-cell table:formula="of:=[.F59]-[.F58]" office:value-type="float" office:value="4.6852400302887">
            <text:p>4.6852400303</text:p>
          </table:table-cell>
          <table:table-cell table:formula="of:=[.B59]*100/[.D59]" office:value-type="float" office:value="4951.72069093981">
            <text:p>4951.7206909398</text:p>
          </table:table-cell>
          <table:table-cell office:value-type="float" office:value="1343035408.95399">
            <text:p>1343035408.9539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36">
            <text:p>236</text:p>
          </table:table-cell>
          <table:table-cell table:formula="of:=[.B60]*100" office:value-type="float" office:value="23600">
            <text:p>23600</text:p>
          </table:table-cell>
          <table:table-cell table:formula="of:=[.F60]-[.F59]" office:value-type="float" office:value="7.29545998573303">
            <text:p>7.2954599857</text:p>
          </table:table-cell>
          <table:table-cell table:formula="of:=[.B60]*100/[.D60]" office:value-type="float" office:value="3234.88855344996">
            <text:p>3234.88855345</text:p>
          </table:table-cell>
          <table:table-cell office:value-type="float" office:value="1343035416.24945">
            <text:p>1343035416.249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table:formula="of:=[.B61]*100" office:value-type="float" office:value="24000">
            <text:p>24000</text:p>
          </table:table-cell>
          <table:table-cell table:formula="of:=[.F61]-[.F60]" office:value-type="float" office:value="7.20561003684998">
            <text:p>7.2056100368</text:p>
          </table:table-cell>
          <table:table-cell table:formula="of:=[.B61]*100/[.D61]" office:value-type="float" office:value="3330.73811617093">
            <text:p>3330.7381161709</text:p>
          </table:table-cell>
          <table:table-cell office:value-type="float" office:value="1343035423.45506">
            <text:p>1343035423.4550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table:formula="of:=[.B62]*100" office:value-type="float" office:value="24400">
            <text:p>24400</text:p>
          </table:table-cell>
          <table:table-cell table:formula="of:=[.F62]-[.F61]" office:value-type="float" office:value="7.07522010803223">
            <text:p>7.075220108</text:p>
          </table:table-cell>
          <table:table-cell table:formula="of:=[.B62]*100/[.D62]" office:value-type="float" office:value="3448.65596086539">
            <text:p>3448.6559608654</text:p>
          </table:table-cell>
          <table:table-cell office:value-type="float" office:value="1343035430.53028">
            <text:p>1343035430.5302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48">
            <text:p>248</text:p>
          </table:table-cell>
          <table:table-cell table:formula="of:=[.B63]*100" office:value-type="float" office:value="24800">
            <text:p>24800</text:p>
          </table:table-cell>
          <table:table-cell table:formula="of:=[.F63]-[.F62]" office:value-type="float" office:value="7.06706976890564">
            <text:p>7.0670697689</text:p>
          </table:table-cell>
          <table:table-cell table:formula="of:=[.B63]*100/[.D63]" office:value-type="float" office:value="3509.2337858496">
            <text:p>3509.2337858496</text:p>
          </table:table-cell>
          <table:table-cell office:value-type="float" office:value="1343035437.59735">
            <text:p>1343035437.5973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52">
            <text:p>252</text:p>
          </table:table-cell>
          <table:table-cell table:formula="of:=[.B64]*100" office:value-type="float" office:value="25200">
            <text:p>25200</text:p>
          </table:table-cell>
          <table:table-cell table:formula="of:=[.F64]-[.F63]" office:value-type="float" office:value="7.15747022628784">
            <text:p>7.1574702263</text:p>
          </table:table-cell>
          <table:table-cell table:formula="of:=[.B64]*100/[.D64]" office:value-type="float" office:value="3520.79704187184">
            <text:p>3520.7970418718</text:p>
          </table:table-cell>
          <table:table-cell office:value-type="float" office:value="1343035444.75482">
            <text:p>1343035444.754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65]*100" office:value-type="float" office:value="25600">
            <text:p>25600</text:p>
          </table:table-cell>
          <table:table-cell table:formula="of:=[.F65]-[.F64]" office:value-type="float" office:value="7.18952989578247">
            <text:p>7.1895298958</text:p>
          </table:table-cell>
          <table:table-cell table:formula="of:=[.B65]*100/[.D65]" office:value-type="float" office:value="3560.73350707082">
            <text:p>3560.7335070708</text:p>
          </table:table-cell>
          <table:table-cell office:value-type="float" office:value="1343035451.94435">
            <text:p>1343035451.9443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60">
            <text:p>260</text:p>
          </table:table-cell>
          <table:table-cell table:formula="of:=[.B66]*100" office:value-type="float" office:value="26000">
            <text:p>26000</text:p>
          </table:table-cell>
          <table:table-cell table:formula="of:=[.F66]-[.F65]" office:value-type="float" office:value="7.21760988235474">
            <text:p>7.2176098824</text:p>
          </table:table-cell>
          <table:table-cell table:formula="of:=[.B66]*100/[.D66]" office:value-type="float" office:value="3602.30054322603">
            <text:p>3602.300543226</text:p>
          </table:table-cell>
          <table:table-cell office:value-type="float" office:value="1343035459.16196">
            <text:p>1343035459.1619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64">
            <text:p>264</text:p>
          </table:table-cell>
          <table:table-cell table:formula="of:=[.B67]*100" office:value-type="float" office:value="26400">
            <text:p>26400</text:p>
          </table:table-cell>
          <table:table-cell table:formula="of:=[.F67]-[.F66]" office:value-type="float" office:value="7.21724009513855">
            <text:p>7.2172400951</text:p>
          </table:table-cell>
          <table:table-cell table:formula="of:=[.B67]*100/[.D67]" office:value-type="float" office:value="3657.90796093686">
            <text:p>3657.9079609369</text:p>
          </table:table-cell>
          <table:table-cell office:value-type="float" office:value="1343035466.3792">
            <text:p>1343035466.37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68">
            <text:p>268</text:p>
          </table:table-cell>
          <table:table-cell table:formula="of:=[.B68]*100" office:value-type="float" office:value="26800">
            <text:p>26800</text:p>
          </table:table-cell>
          <table:table-cell table:formula="of:=[.F68]-[.F67]" office:value-type="float" office:value="7.20314002037048">
            <text:p>7.2031400204</text:p>
          </table:table-cell>
          <table:table-cell table:formula="of:=[.B68]*100/[.D68]" office:value-type="float" office:value="3720.59961686287">
            <text:p>3720.5996168629</text:p>
          </table:table-cell>
          <table:table-cell office:value-type="float" office:value="1343035473.58234">
            <text:p>1343035473.5823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72">
            <text:p>272</text:p>
          </table:table-cell>
          <table:table-cell table:formula="of:=[.B69]*100" office:value-type="float" office:value="27200">
            <text:p>27200</text:p>
          </table:table-cell>
          <table:table-cell table:formula="of:=[.F69]-[.F68]" office:value-type="float" office:value="5.61336994171143">
            <text:p>5.6133699417</text:p>
          </table:table-cell>
          <table:table-cell table:formula="of:=[.B69]*100/[.D69]" office:value-type="float" office:value="4845.5740994165">
            <text:p>4845.5740994165</text:p>
          </table:table-cell>
          <table:table-cell office:value-type="float" office:value="1343035479.19571">
            <text:p>1343035479.195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6">
            <text:p>276</text:p>
          </table:table-cell>
          <table:table-cell table:formula="of:=[.B70]*100" office:value-type="float" office:value="27600">
            <text:p>27600</text:p>
          </table:table-cell>
          <table:table-cell table:formula="of:=[.F70]-[.F69]" office:value-type="float" office:value="7.20037007331848">
            <text:p>7.2003700733</text:p>
          </table:table-cell>
          <table:table-cell table:formula="of:=[.B70]*100/[.D70]" office:value-type="float" office:value="3833.13631368392">
            <text:p>3833.1363136839</text:p>
          </table:table-cell>
          <table:table-cell office:value-type="float" office:value="1343035486.39608">
            <text:p>1343035486.3960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  <table:table-cell table:formula="of:=[.B71]*100" office:value-type="float" office:value="28000">
            <text:p>28000</text:p>
          </table:table-cell>
          <table:table-cell table:formula="of:=[.F71]-[.F70]" office:value-type="float" office:value="7.41253995895386">
            <text:p>7.412539959</text:p>
          </table:table-cell>
          <table:table-cell table:formula="of:=[.B71]*100/[.D71]" office:value-type="float" office:value="3777.38267247758">
            <text:p>3777.3826724776</text:p>
          </table:table-cell>
          <table:table-cell office:value-type="float" office:value="1343035493.80862">
            <text:p>1343035493.8086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4">
            <text:p>284</text:p>
          </table:table-cell>
          <table:table-cell table:formula="of:=[.B72]*100" office:value-type="float" office:value="28400">
            <text:p>28400</text:p>
          </table:table-cell>
          <table:table-cell table:formula="of:=[.F72]-[.F71]" office:value-type="float" office:value="7.20668005943298">
            <text:p>7.2066800594</text:p>
          </table:table-cell>
          <table:table-cell table:formula="of:=[.B72]*100/[.D72]" office:value-type="float" office:value="3940.78823616245">
            <text:p>3940.7882361625</text:p>
          </table:table-cell>
          <table:table-cell office:value-type="float" office:value="1343035501.0153">
            <text:p>1343035501.01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8">
            <text:p>288</text:p>
          </table:table-cell>
          <table:table-cell table:formula="of:=[.B73]*100" office:value-type="float" office:value="28800">
            <text:p>28800</text:p>
          </table:table-cell>
          <table:table-cell table:formula="of:=[.F73]-[.F72]" office:value-type="float" office:value="7.21393990516663">
            <text:p>7.2139399052</text:p>
          </table:table-cell>
          <table:table-cell table:formula="of:=[.B73]*100/[.D73]" office:value-type="float" office:value="3992.27057316813">
            <text:p>3992.2705731681</text:p>
          </table:table-cell>
          <table:table-cell office:value-type="float" office:value="1343035508.22924">
            <text:p>1343035508.2292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92">
            <text:p>292</text:p>
          </table:table-cell>
          <table:table-cell table:formula="of:=[.B74]*100" office:value-type="float" office:value="29200">
            <text:p>29200</text:p>
          </table:table-cell>
          <table:table-cell table:formula="of:=[.F74]-[.F73]" office:value-type="float" office:value="7.20959997177124">
            <text:p>7.2095999718</text:p>
          </table:table-cell>
          <table:table-cell table:formula="of:=[.B74]*100/[.D74]" office:value-type="float" office:value="4050.15536428247">
            <text:p>4050.1553642825</text:p>
          </table:table-cell>
          <table:table-cell office:value-type="float" office:value="1343035515.43884">
            <text:p>1343035515.4388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96">
            <text:p>296</text:p>
          </table:table-cell>
          <table:table-cell table:formula="of:=[.B75]*100" office:value-type="float" office:value="29600">
            <text:p>29600</text:p>
          </table:table-cell>
          <table:table-cell table:formula="of:=[.F75]-[.F74]" office:value-type="float" office:value="7.19485020637512">
            <text:p>7.1948502064</text:p>
          </table:table-cell>
          <table:table-cell table:formula="of:=[.B75]*100/[.D75]" office:value-type="float" office:value="4114.05368436613">
            <text:p>4114.0536843661</text:p>
          </table:table-cell>
          <table:table-cell office:value-type="float" office:value="1343035522.63369">
            <text:p>1343035522.6336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table:formula="of:=[.B76]*100" office:value-type="float" office:value="30000">
            <text:p>30000</text:p>
          </table:table-cell>
          <table:table-cell table:formula="of:=[.F76]-[.F75]" office:value-type="float" office:value="7.19505977630615">
            <text:p>7.1950597763</text:p>
          </table:table-cell>
          <table:table-cell table:formula="of:=[.B76]*100/[.D76]" office:value-type="float" office:value="4169.52755539185">
            <text:p>4169.5275553919</text:p>
          </table:table-cell>
          <table:table-cell office:value-type="float" office:value="1343035529.82875">
            <text:p>1343035529.8287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04">
            <text:p>304</text:p>
          </table:table-cell>
          <table:table-cell table:formula="of:=[.B77]*100" office:value-type="float" office:value="30400">
            <text:p>30400</text:p>
          </table:table-cell>
          <table:table-cell table:formula="of:=[.F77]-[.F76]" office:value-type="float" office:value="7.20672011375427">
            <text:p>7.2067201138</text:p>
          </table:table-cell>
          <table:table-cell table:formula="of:=[.B77]*100/[.D77]" office:value-type="float" office:value="4218.28508949315">
            <text:p>4218.2850894932</text:p>
          </table:table-cell>
          <table:table-cell office:value-type="float" office:value="1343035537.03547">
            <text:p>1343035537.0354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08">
            <text:p>308</text:p>
          </table:table-cell>
          <table:table-cell table:formula="of:=[.B78]*100" office:value-type="float" office:value="30800">
            <text:p>30800</text:p>
          </table:table-cell>
          <table:table-cell table:formula="of:=[.F78]-[.F77]" office:value-type="float" office:value="7.21222996711731">
            <text:p>7.2122299671</text:p>
          </table:table-cell>
          <table:table-cell table:formula="of:=[.B78]*100/[.D78]" office:value-type="float" office:value="4270.52383803987">
            <text:p>4270.5238380399</text:p>
          </table:table-cell>
          <table:table-cell office:value-type="float" office:value="1343035544.2477">
            <text:p>1343035544.247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12">
            <text:p>312</text:p>
          </table:table-cell>
          <table:table-cell table:formula="of:=[.B79]*100" office:value-type="float" office:value="31200">
            <text:p>31200</text:p>
          </table:table-cell>
          <table:table-cell table:formula="of:=[.F79]-[.F78]" office:value-type="float" office:value="7.22646999359131">
            <text:p>7.2264699936</text:p>
          </table:table-cell>
          <table:table-cell table:formula="of:=[.B79]*100/[.D79]" office:value-type="float" office:value="4317.46067273085">
            <text:p>4317.4606727309</text:p>
          </table:table-cell>
          <table:table-cell office:value-type="float" office:value="1343035551.47417">
            <text:p>1343035551.474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16">
            <text:p>316</text:p>
          </table:table-cell>
          <table:table-cell table:formula="of:=[.B80]*100" office:value-type="float" office:value="31600">
            <text:p>31600</text:p>
          </table:table-cell>
          <table:table-cell table:formula="of:=[.F80]-[.F79]" office:value-type="float" office:value="7.21556997299194">
            <text:p>7.215569973</text:p>
          </table:table-cell>
          <table:table-cell table:formula="of:=[.B80]*100/[.D80]" office:value-type="float" office:value="4379.4184129985">
            <text:p>4379.4184129985</text:p>
          </table:table-cell>
          <table:table-cell office:value-type="float" office:value="1343035558.68974">
            <text:p>1343035558.6897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table:formula="of:=[.B81]*100" office:value-type="float" office:value="32000">
            <text:p>32000</text:p>
          </table:table-cell>
          <table:table-cell table:formula="of:=[.F81]-[.F80]" office:value-type="float" office:value="7.20600008964539">
            <text:p>7.2060000896</text:p>
          </table:table-cell>
          <table:table-cell table:formula="of:=[.B81]*100/[.D81]" office:value-type="float" office:value="4440.74376934607">
            <text:p>4440.7437693461</text:p>
          </table:table-cell>
          <table:table-cell office:value-type="float" office:value="1343035565.89574">
            <text:p>1343035565.8957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24">
            <text:p>324</text:p>
          </table:table-cell>
          <table:table-cell table:formula="of:=[.B82]*100" office:value-type="float" office:value="32400">
            <text:p>32400</text:p>
          </table:table-cell>
          <table:table-cell table:formula="of:=[.F82]-[.F81]" office:value-type="float" office:value="8.06256008148193">
            <text:p>8.0625600815</text:p>
          </table:table-cell>
          <table:table-cell table:formula="of:=[.B82]*100/[.D82]" office:value-type="float" office:value="4018.5747048777">
            <text:p>4018.5747048777</text:p>
          </table:table-cell>
          <table:table-cell office:value-type="float" office:value="1343035573.9583">
            <text:p>1343035573.958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28">
            <text:p>328</text:p>
          </table:table-cell>
          <table:table-cell table:formula="of:=[.B83]*100" office:value-type="float" office:value="32800">
            <text:p>32800</text:p>
          </table:table-cell>
          <table:table-cell table:formula="of:=[.F83]-[.F82]" office:value-type="float" office:value="7.19529986381531">
            <text:p>7.1952998638</text:p>
          </table:table-cell>
          <table:table-cell table:formula="of:=[.B83]*100/[.D83]" office:value-type="float" office:value="4558.5313497425">
            <text:p>4558.5313497425</text:p>
          </table:table-cell>
          <table:table-cell office:value-type="float" office:value="1343035581.1536">
            <text:p>1343035581.153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32">
            <text:p>332</text:p>
          </table:table-cell>
          <table:table-cell table:formula="of:=[.B84]*100" office:value-type="float" office:value="33200">
            <text:p>33200</text:p>
          </table:table-cell>
          <table:table-cell table:formula="of:=[.F84]-[.F83]" office:value-type="float" office:value="7.20603013038635">
            <text:p>7.2060301304</text:p>
          </table:table-cell>
          <table:table-cell table:formula="of:=[.B84]*100/[.D84]" office:value-type="float" office:value="4607.25245374737">
            <text:p>4607.2524537474</text:p>
          </table:table-cell>
          <table:table-cell office:value-type="float" office:value="1343035588.35963">
            <text:p>1343035588.359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36">
            <text:p>336</text:p>
          </table:table-cell>
          <table:table-cell table:formula="of:=[.B85]*100" office:value-type="float" office:value="33600">
            <text:p>33600</text:p>
          </table:table-cell>
          <table:table-cell table:formula="of:=[.F85]-[.F84]" office:value-type="float" office:value="7.22307991981506">
            <text:p>7.2230799198</text:p>
          </table:table-cell>
          <table:table-cell table:formula="of:=[.B85]*100/[.D85]" office:value-type="float" office:value="4651.75525856016">
            <text:p>4651.7552585602</text:p>
          </table:table-cell>
          <table:table-cell office:value-type="float" office:value="1343035595.58271">
            <text:p>1343035595.5827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40">
            <text:p>340</text:p>
          </table:table-cell>
          <table:table-cell table:formula="of:=[.B86]*100" office:value-type="float" office:value="34000">
            <text:p>34000</text:p>
          </table:table-cell>
          <table:table-cell table:formula="of:=[.F86]-[.F85]" office:value-type="float" office:value="7.21410989761353">
            <text:p>7.2141098976</text:p>
          </table:table-cell>
          <table:table-cell table:formula="of:=[.B86]*100/[.D86]" office:value-type="float" office:value="4712.98614556003">
            <text:p>4712.98614556</text:p>
          </table:table-cell>
          <table:table-cell office:value-type="float" office:value="1343035602.79682">
            <text:p>1343035602.796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44">
            <text:p>344</text:p>
          </table:table-cell>
          <table:table-cell table:formula="of:=[.B87]*100" office:value-type="float" office:value="34400">
            <text:p>34400</text:p>
          </table:table-cell>
          <table:table-cell table:formula="of:=[.F87]-[.F86]" office:value-type="float" office:value="8.20351004600525">
            <text:p>8.203510046</text:p>
          </table:table-cell>
          <table:table-cell table:formula="of:=[.B87]*100/[.D87]" office:value-type="float" office:value="4193.32697919366">
            <text:p>4193.3269791937</text:p>
          </table:table-cell>
          <table:table-cell office:value-type="float" office:value="1343035611.00033">
            <text:p>1343035611.0003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48">
            <text:p>348</text:p>
          </table:table-cell>
          <table:table-cell table:formula="of:=[.B88]*100" office:value-type="float" office:value="34800">
            <text:p>34800</text:p>
          </table:table-cell>
          <table:table-cell table:formula="of:=[.F88]-[.F87]" office:value-type="float" office:value="7.38896012306213">
            <text:p>7.3889601231</text:p>
          </table:table-cell>
          <table:table-cell table:formula="of:=[.B88]*100/[.D88]" office:value-type="float" office:value="4709.72903093408">
            <text:p>4709.7290309341</text:p>
          </table:table-cell>
          <table:table-cell office:value-type="float" office:value="1343035618.38929">
            <text:p>1343035618.3892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52">
            <text:p>352</text:p>
          </table:table-cell>
          <table:table-cell table:formula="of:=[.B89]*100" office:value-type="float" office:value="35200">
            <text:p>35200</text:p>
          </table:table-cell>
          <table:table-cell table:formula="of:=[.F89]-[.F88]" office:value-type="float" office:value="7.3556399345398">
            <text:p>7.3556399345</text:p>
          </table:table-cell>
          <table:table-cell table:formula="of:=[.B89]*100/[.D89]" office:value-type="float" office:value="4785.44359338632">
            <text:p>4785.4435933863</text:p>
          </table:table-cell>
          <table:table-cell office:value-type="float" office:value="1343035625.74493">
            <text:p>1343035625.7449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56">
            <text:p>356</text:p>
          </table:table-cell>
          <table:table-cell table:formula="of:=[.B90]*100" office:value-type="float" office:value="35600">
            <text:p>35600</text:p>
          </table:table-cell>
          <table:table-cell table:formula="of:=[.F90]-[.F89]" office:value-type="float" office:value="7.21073007583618">
            <text:p>7.2107300758</text:p>
          </table:table-cell>
          <table:table-cell table:formula="of:=[.B90]*100/[.D90]" office:value-type="float" office:value="4937.08676175508">
            <text:p>4937.0867617551</text:p>
          </table:table-cell>
          <table:table-cell office:value-type="float" office:value="1343035632.95566">
            <text:p>1343035632.955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60">
            <text:p>360</text:p>
          </table:table-cell>
          <table:table-cell table:formula="of:=[.B91]*100" office:value-type="float" office:value="36000">
            <text:p>36000</text:p>
          </table:table-cell>
          <table:table-cell table:formula="of:=[.F91]-[.F90]" office:value-type="float" office:value="7.2105598449707">
            <text:p>7.210559845</text:p>
          </table:table-cell>
          <table:table-cell table:formula="of:=[.B91]*100/[.D91]" office:value-type="float" office:value="4992.67751381464">
            <text:p>4992.6775138146</text:p>
          </table:table-cell>
          <table:table-cell office:value-type="float" office:value="1343035640.16622">
            <text:p>1343035640.1662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64">
            <text:p>364</text:p>
          </table:table-cell>
          <table:table-cell table:formula="of:=[.B92]*100" office:value-type="float" office:value="36400">
            <text:p>36400</text:p>
          </table:table-cell>
          <table:table-cell table:formula="of:=[.F92]-[.F91]" office:value-type="float" office:value="7.19202995300293">
            <text:p>7.192029953</text:p>
          </table:table-cell>
          <table:table-cell table:formula="of:=[.B92]*100/[.D92]" office:value-type="float" office:value="5061.1580093325">
            <text:p>5061.1580093325</text:p>
          </table:table-cell>
          <table:table-cell office:value-type="float" office:value="1343035647.35825">
            <text:p>1343035647.3582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68">
            <text:p>368</text:p>
          </table:table-cell>
          <table:table-cell table:formula="of:=[.B93]*100" office:value-type="float" office:value="36800">
            <text:p>36800</text:p>
          </table:table-cell>
          <table:table-cell table:formula="of:=[.F93]-[.F92]" office:value-type="float" office:value="7.87967014312744">
            <text:p>7.8796701431</text:p>
          </table:table-cell>
          <table:table-cell table:formula="of:=[.B93]*100/[.D93]" office:value-type="float" office:value="4670.24625797268">
            <text:p>4670.2462579727</text:p>
          </table:table-cell>
          <table:table-cell office:value-type="float" office:value="1343035655.23792">
            <text:p>1343035655.2379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72">
            <text:p>372</text:p>
          </table:table-cell>
          <table:table-cell table:formula="of:=[.B94]*100" office:value-type="float" office:value="37200">
            <text:p>37200</text:p>
          </table:table-cell>
          <table:table-cell table:formula="of:=[.F94]-[.F93]" office:value-type="float" office:value="13.8699300289154">
            <text:p>13.8699300289</text:p>
          </table:table-cell>
          <table:table-cell table:formula="of:=[.B94]*100/[.D94]" office:value-type="float" office:value="2682.06111512078">
            <text:p>2682.0611151208</text:p>
          </table:table-cell>
          <table:table-cell office:value-type="float" office:value="1343035669.10785">
            <text:p>1343035669.1078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6">
            <text:p>376</text:p>
          </table:table-cell>
          <table:table-cell table:formula="of:=[.B95]*100" office:value-type="float" office:value="37600">
            <text:p>37600</text:p>
          </table:table-cell>
          <table:table-cell table:formula="of:=[.F95]-[.F94]" office:value-type="float" office:value="7.29052996635437">
            <text:p>7.2905299664</text:p>
          </table:table-cell>
          <table:table-cell table:formula="of:=[.B95]*100/[.D95]" office:value-type="float" office:value="5157.37541351906">
            <text:p>5157.3754135191</text:p>
          </table:table-cell>
          <table:table-cell office:value-type="float" office:value="1343035676.39838">
            <text:p>1343035676.398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80">
            <text:p>380</text:p>
          </table:table-cell>
          <table:table-cell table:formula="of:=[.B96]*100" office:value-type="float" office:value="38000">
            <text:p>38000</text:p>
          </table:table-cell>
          <table:table-cell table:formula="of:=[.F96]-[.F95]" office:value-type="float" office:value="14.12348985672">
            <text:p>14.1234898567</text:p>
          </table:table-cell>
          <table:table-cell table:formula="of:=[.B96]*100/[.D96]" office:value-type="float" office:value="2690.55314129174">
            <text:p>2690.5531412918</text:p>
          </table:table-cell>
          <table:table-cell office:value-type="float" office:value="1343035690.52187">
            <text:p>1343035690.5218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84">
            <text:p>384</text:p>
          </table:table-cell>
          <table:table-cell table:formula="of:=[.B97]*100" office:value-type="float" office:value="38400">
            <text:p>38400</text:p>
          </table:table-cell>
          <table:table-cell table:formula="of:=[.F97]-[.F96]" office:value-type="float" office:value="8.21557021141052">
            <text:p>8.2155702114</text:p>
          </table:table-cell>
          <table:table-cell table:formula="of:=[.B97]*100/[.D97]" office:value-type="float" office:value="4674.05171057593">
            <text:p>4674.0517105759</text:p>
          </table:table-cell>
          <table:table-cell office:value-type="float" office:value="1343035698.73744">
            <text:p>1343035698.7374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88">
            <text:p>388</text:p>
          </table:table-cell>
          <table:table-cell table:formula="of:=[.B98]*100" office:value-type="float" office:value="38800">
            <text:p>38800</text:p>
          </table:table-cell>
          <table:table-cell table:formula="of:=[.F98]-[.F97]" office:value-type="float" office:value="14.1382999420166">
            <text:p>14.138299942</text:p>
          </table:table-cell>
          <table:table-cell table:formula="of:=[.B98]*100/[.D98]" office:value-type="float" office:value="2744.3186351347">
            <text:p>2744.3186351347</text:p>
          </table:table-cell>
          <table:table-cell office:value-type="float" office:value="1343035712.87574">
            <text:p>1343035712.8757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92">
            <text:p>392</text:p>
          </table:table-cell>
          <table:table-cell table:formula="of:=[.B99]*100" office:value-type="float" office:value="39200">
            <text:p>39200</text:p>
          </table:table-cell>
          <table:table-cell table:formula="of:=[.F99]-[.F98]" office:value-type="float" office:value="8.49616003036499">
            <text:p>8.4961600304</text:p>
          </table:table-cell>
          <table:table-cell table:formula="of:=[.B99]*100/[.D99]" office:value-type="float" office:value="4613.84906356525">
            <text:p>4613.8490635653</text:p>
          </table:table-cell>
          <table:table-cell office:value-type="float" office:value="1343035721.3719">
            <text:p>1343035721.371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96">
            <text:p>396</text:p>
          </table:table-cell>
          <table:table-cell table:formula="of:=[.B100]*100" office:value-type="float" office:value="39600">
            <text:p>39600</text:p>
          </table:table-cell>
          <table:table-cell table:formula="of:=[.F100]-[.F99]" office:value-type="float" office:value="13.8953900337219">
            <text:p>13.8953900337</text:p>
          </table:table-cell>
          <table:table-cell table:formula="of:=[.B100]*100/[.D100]" office:value-type="float" office:value="2849.8660277903">
            <text:p>2849.8660277903</text:p>
          </table:table-cell>
          <table:table-cell office:value-type="float" office:value="1343035735.26729">
            <text:p>1343035735.2672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table:formula="of:=[.B101]*100" office:value-type="float" office:value="40000">
            <text:p>40000</text:p>
          </table:table-cell>
          <table:table-cell table:formula="of:=[.F101]-[.F100]" office:value-type="float" office:value="14.3306798934937">
            <text:p>14.3306798935</text:p>
          </table:table-cell>
          <table:table-cell table:formula="of:=[.B101]*100/[.D101]" office:value-type="float" office:value="2791.21439438199">
            <text:p>2791.214394382</text:p>
          </table:table-cell>
          <table:table-cell office:value-type="float" office:value="1343035749.59797">
            <text:p>1343035749.5979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04">
            <text:p>404</text:p>
          </table:table-cell>
          <table:table-cell table:formula="of:=[.B102]*100" office:value-type="float" office:value="40400">
            <text:p>40400</text:p>
          </table:table-cell>
          <table:table-cell table:formula="of:=[.F102]-[.F101]" office:value-type="float" office:value="8.27087998390198">
            <text:p>8.2708799839</text:p>
          </table:table-cell>
          <table:table-cell table:formula="of:=[.B102]*100/[.D102]" office:value-type="float" office:value="4884.60720970834">
            <text:p>4884.6072097083</text:p>
          </table:table-cell>
          <table:table-cell office:value-type="float" office:value="1343035757.86885">
            <text:p>1343035757.868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08">
            <text:p>408</text:p>
          </table:table-cell>
          <table:table-cell table:formula="of:=[.B103]*100" office:value-type="float" office:value="40800">
            <text:p>40800</text:p>
          </table:table-cell>
          <table:table-cell table:formula="of:=[.F103]-[.F102]" office:value-type="float" office:value="14.1398301124573">
            <text:p>14.1398301125</text:p>
          </table:table-cell>
          <table:table-cell table:formula="of:=[.B103]*100/[.D103]" office:value-type="float" office:value="2885.46606822772">
            <text:p>2885.4660682277</text:p>
          </table:table-cell>
          <table:table-cell office:value-type="float" office:value="1343035772.00868">
            <text:p>1343035772.0086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12">
            <text:p>412</text:p>
          </table:table-cell>
          <table:table-cell table:formula="of:=[.B104]*100" office:value-type="float" office:value="41200">
            <text:p>41200</text:p>
          </table:table-cell>
          <table:table-cell table:formula="of:=[.F104]-[.F103]" office:value-type="float" office:value="14.3136599063873">
            <text:p>14.3136599064</text:p>
          </table:table-cell>
          <table:table-cell table:formula="of:=[.B104]*100/[.D104]" office:value-type="float" office:value="2878.36935273381">
            <text:p>2878.3693527338</text:p>
          </table:table-cell>
          <table:table-cell office:value-type="float" office:value="1343035786.32234">
            <text:p>1343035786.3223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16">
            <text:p>416</text:p>
          </table:table-cell>
          <table:table-cell table:formula="of:=[.B105]*100" office:value-type="float" office:value="41600">
            <text:p>41600</text:p>
          </table:table-cell>
          <table:table-cell table:formula="of:=[.F105]-[.F104]" office:value-type="float" office:value="13.8993399143219">
            <text:p>13.8993399143</text:p>
          </table:table-cell>
          <table:table-cell table:formula="of:=[.B105]*100/[.D105]" office:value-type="float" office:value="2992.94788503843">
            <text:p>2992.9478850384</text:p>
          </table:table-cell>
          <table:table-cell office:value-type="float" office:value="1343035800.22168">
            <text:p>1343035800.2216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20">
            <text:p>420</text:p>
          </table:table-cell>
          <table:table-cell table:formula="of:=[.B106]*100" office:value-type="float" office:value="42000">
            <text:p>42000</text:p>
          </table:table-cell>
          <table:table-cell table:formula="of:=[.F106]-[.F105]" office:value-type="float" office:value="13.8806900978088">
            <text:p>13.8806900978</text:p>
          </table:table-cell>
          <table:table-cell table:formula="of:=[.B106]*100/[.D106]" office:value-type="float" office:value="3025.78616077813">
            <text:p>3025.7861607781</text:p>
          </table:table-cell>
          <table:table-cell office:value-type="float" office:value="1343035814.10237">
            <text:p>1343035814.1023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24">
            <text:p>424</text:p>
          </table:table-cell>
          <table:table-cell table:formula="of:=[.B107]*100" office:value-type="float" office:value="42400">
            <text:p>42400</text:p>
          </table:table-cell>
          <table:table-cell table:formula="of:=[.F107]-[.F106]" office:value-type="float" office:value="14.1472899913788">
            <text:p>14.1472899914</text:p>
          </table:table-cell>
          <table:table-cell table:formula="of:=[.B107]*100/[.D107]" office:value-type="float" office:value="2997.04042440907">
            <text:p>2997.0404244091</text:p>
          </table:table-cell>
          <table:table-cell office:value-type="float" office:value="1343035828.24966">
            <text:p>1343035828.2496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28">
            <text:p>428</text:p>
          </table:table-cell>
          <table:table-cell table:formula="of:=[.B108]*100" office:value-type="float" office:value="42800">
            <text:p>42800</text:p>
          </table:table-cell>
          <table:table-cell table:formula="of:=[.F108]-[.F107]" office:value-type="float" office:value="13.8701000213623">
            <text:p>13.8701000214</text:p>
          </table:table-cell>
          <table:table-cell table:formula="of:=[.B108]*100/[.D108]" office:value-type="float" office:value="3085.77443090394">
            <text:p>3085.7744309039</text:p>
          </table:table-cell>
          <table:table-cell office:value-type="float" office:value="1343035842.11976">
            <text:p>1343035842.1197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32">
            <text:p>432</text:p>
          </table:table-cell>
          <table:table-cell table:formula="of:=[.B109]*100" office:value-type="float" office:value="43200">
            <text:p>43200</text:p>
          </table:table-cell>
          <table:table-cell table:formula="of:=[.F109]-[.F108]" office:value-type="float" office:value="14.1359000205994">
            <text:p>14.1359000206</text:p>
          </table:table-cell>
          <table:table-cell table:formula="of:=[.B109]*100/[.D109]" office:value-type="float" office:value="3056.04877914016">
            <text:p>3056.0487791402</text:p>
          </table:table-cell>
          <table:table-cell office:value-type="float" office:value="1343035856.25566">
            <text:p>1343035856.25566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4.7425in" svg:y="0.0394in">
            <draw:object draw:notify-on-update-of-ranges="Sheet2.B1:Sheet2.B1 Sheet2.B2:Sheet2.B101 Sheet2.E1:Sheet2.E1 Sheet2.E2:Sheet2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concurrent clients</text:p>
          </table:table-cell>
          <table:table-cell office:value-type="string">
            <text:p>requests</text:p>
          </table:table-cell>
          <table:table-cell/>
          <table:table-cell office:value-type="string">
            <text:p>rsync</text:p>
          </table:table-cell>
          <table:table-cell office:value-type="float" office:value="1343048154.27517">
            <text:p>1343048154.275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2]*10" office:value-type="float" office:value="40">
            <text:p>40</text:p>
          </table:table-cell>
          <table:table-cell table:formula="of:=[.F2]-[.F1]" office:value-type="float" office:value="2.02851676940918">
            <text:p>2.0285167694</text:p>
          </table:table-cell>
          <table:table-cell table:formula="of:=[.C2]/[.D2]" office:value-type="float" office:value="19.7188411765757">
            <text:p>19.7188411766</text:p>
          </table:table-cell>
          <table:table-cell office:value-type="float" office:value="1343048156.30369">
            <text:p>1343048156.30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3]*10" office:value-type="float" office:value="80">
            <text:p>80</text:p>
          </table:table-cell>
          <table:table-cell table:formula="of:=[.F3]-[.F2]" office:value-type="float" office:value="1.98794102668762">
            <text:p>1.9879410267</text:p>
          </table:table-cell>
          <table:table-cell table:formula="of:=[.C3]/[.D3]" office:value-type="float" office:value="40.2426424758177">
            <text:p>40.2426424758</text:p>
          </table:table-cell>
          <table:table-cell office:value-type="float" office:value="1343048158.29163">
            <text:p>1343048158.291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]*10" office:value-type="float" office:value="120">
            <text:p>120</text:p>
          </table:table-cell>
          <table:table-cell table:formula="of:=[.F4]-[.F3]" office:value-type="float" office:value="1.97491383552551">
            <text:p>1.9749138355</text:p>
          </table:table-cell>
          <table:table-cell table:formula="of:=[.C4]/[.D4]" office:value-type="float" office:value="60.7621445763322">
            <text:p>60.7621445763</text:p>
          </table:table-cell>
          <table:table-cell office:value-type="float" office:value="1343048160.26654">
            <text:p>1343048160.266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B5]*10" office:value-type="float" office:value="160">
            <text:p>160</text:p>
          </table:table-cell>
          <table:table-cell table:formula="of:=[.F5]-[.F4]" office:value-type="float" office:value="2.0572202205658">
            <text:p>2.0572202206</text:p>
          </table:table-cell>
          <table:table-cell table:formula="of:=[.C5]/[.D5]" office:value-type="float" office:value="77.7748528818151">
            <text:p>77.7748528818</text:p>
          </table:table-cell>
          <table:table-cell office:value-type="float" office:value="1343048162.32376">
            <text:p>1343048162.323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B6]*10" office:value-type="float" office:value="200">
            <text:p>200</text:p>
          </table:table-cell>
          <table:table-cell table:formula="of:=[.F6]-[.F5]" office:value-type="float" office:value="2.08016681671143">
            <text:p>2.0801668167</text:p>
          </table:table-cell>
          <table:table-cell table:formula="of:=[.C6]/[.D6]" office:value-type="float" office:value="96.146135200918">
            <text:p>96.1461352009</text:p>
          </table:table-cell>
          <table:table-cell office:value-type="float" office:value="1343048164.40393">
            <text:p>1343048164.403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[.B7]*10" office:value-type="float" office:value="240">
            <text:p>240</text:p>
          </table:table-cell>
          <table:table-cell table:formula="of:=[.F7]-[.F6]" office:value-type="float" office:value="2.04799151420593">
            <text:p>2.0479915142</text:p>
          </table:table-cell>
          <table:table-cell table:formula="of:=[.C7]/[.D7]" office:value-type="float" office:value="117.187985563043">
            <text:p>117.187985563</text:p>
          </table:table-cell>
          <table:table-cell office:value-type="float" office:value="1343048166.45192">
            <text:p>1343048166.451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[.B8]*10" office:value-type="float" office:value="280">
            <text:p>280</text:p>
          </table:table-cell>
          <table:table-cell table:formula="of:=[.F8]-[.F7]" office:value-type="float" office:value="2.11174511909485">
            <text:p>2.1117451191</text:p>
          </table:table-cell>
          <table:table-cell table:formula="of:=[.C8]/[.D8]" office:value-type="float" office:value="132.591759047141">
            <text:p>132.5917590471</text:p>
          </table:table-cell>
          <table:table-cell office:value-type="float" office:value="1343048168.56367">
            <text:p>1343048168.563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B9]*10" office:value-type="float" office:value="320">
            <text:p>320</text:p>
          </table:table-cell>
          <table:table-cell table:formula="of:=[.F9]-[.F8]" office:value-type="float" office:value="2.13595008850098">
            <text:p>2.1359500885</text:p>
          </table:table-cell>
          <table:table-cell table:formula="of:=[.C9]/[.D9]" office:value-type="float" office:value="149.81623480939">
            <text:p>149.8162348094</text:p>
          </table:table-cell>
          <table:table-cell office:value-type="float" office:value="1343048170.69962">
            <text:p>1343048170.699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[.B10]*10" office:value-type="float" office:value="360">
            <text:p>360</text:p>
          </table:table-cell>
          <table:table-cell table:formula="of:=[.F10]-[.F9]" office:value-type="float" office:value="2.303866147995">
            <text:p>2.303866148</text:p>
          </table:table-cell>
          <table:table-cell table:formula="of:=[.C10]/[.D10]" office:value-type="float" office:value="156.259077947432">
            <text:p>156.2590779474</text:p>
          </table:table-cell>
          <table:table-cell office:value-type="float" office:value="1343048173.00348">
            <text:p>1343048173.003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[.B11]*10" office:value-type="float" office:value="400">
            <text:p>400</text:p>
          </table:table-cell>
          <table:table-cell table:formula="of:=[.F11]-[.F10]" office:value-type="float" office:value="2.22298359870911">
            <text:p>2.2229835987</text:p>
          </table:table-cell>
          <table:table-cell table:formula="of:=[.C11]/[.D11]" office:value-type="float" office:value="179.938349627177">
            <text:p>179.9383496272</text:p>
          </table:table-cell>
          <table:table-cell office:value-type="float" office:value="1343048175.22647">
            <text:p>1343048175.226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[.B12]*10" office:value-type="float" office:value="440">
            <text:p>440</text:p>
          </table:table-cell>
          <table:table-cell table:formula="of:=[.F12]-[.F11]" office:value-type="float" office:value="2.23617148399353">
            <text:p>2.236171484</text:p>
          </table:table-cell>
          <table:table-cell table:formula="of:=[.C12]/[.D12]" office:value-type="float" office:value="196.764873870144">
            <text:p>196.7648738701</text:p>
          </table:table-cell>
          <table:table-cell office:value-type="float" office:value="1343048177.46264">
            <text:p>1343048177.462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[.B13]*10" office:value-type="float" office:value="480">
            <text:p>480</text:p>
          </table:table-cell>
          <table:table-cell table:formula="of:=[.F13]-[.F12]" office:value-type="float" office:value="2.50016593933105">
            <text:p>2.5001659393</text:p>
          </table:table-cell>
          <table:table-cell table:formula="of:=[.C13]/[.D13]" office:value-type="float" office:value="191.987256705221">
            <text:p>191.9872567052</text:p>
          </table:table-cell>
          <table:table-cell office:value-type="float" office:value="1343048179.9628">
            <text:p>1343048179.96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formula="of:=[.B14]*10" office:value-type="float" office:value="520">
            <text:p>520</text:p>
          </table:table-cell>
          <table:table-cell table:formula="of:=[.F14]-[.F13]" office:value-type="float" office:value="2.45348811149597">
            <text:p>2.4534881115</text:p>
          </table:table-cell>
          <table:table-cell table:formula="of:=[.C14]/[.D14]" office:value-type="float" office:value="211.943150473608">
            <text:p>211.9431504736</text:p>
          </table:table-cell>
          <table:table-cell office:value-type="float" office:value="1343048182.41629">
            <text:p>1343048182.416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[.B15]*10" office:value-type="float" office:value="560">
            <text:p>560</text:p>
          </table:table-cell>
          <table:table-cell table:formula="of:=[.F15]-[.F14]" office:value-type="float" office:value="2.35057282447815">
            <text:p>2.3505728245</text:p>
          </table:table-cell>
          <table:table-cell table:formula="of:=[.C15]/[.D15]" office:value-type="float" office:value="238.239800174804">
            <text:p>238.2398001748</text:p>
          </table:table-cell>
          <table:table-cell office:value-type="float" office:value="1343048184.76687">
            <text:p>1343048184.7668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[.B16]*10" office:value-type="float" office:value="600">
            <text:p>600</text:p>
          </table:table-cell>
          <table:table-cell table:formula="of:=[.F16]-[.F15]" office:value-type="float" office:value="2.37585806846619">
            <text:p>2.3758580685</text:p>
          </table:table-cell>
          <table:table-cell table:formula="of:=[.C16]/[.D16]" office:value-type="float" office:value="252.540338147114">
            <text:p>252.5403381471</text:p>
          </table:table-cell>
          <table:table-cell office:value-type="float" office:value="1343048187.14272">
            <text:p>1343048187.142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[.B17]*10" office:value-type="float" office:value="640">
            <text:p>640</text:p>
          </table:table-cell>
          <table:table-cell table:formula="of:=[.F17]-[.F16]" office:value-type="float" office:value="3.13330173492432">
            <text:p>3.1333017349</text:p>
          </table:table-cell>
          <table:table-cell table:formula="of:=[.C17]/[.D17]" office:value-type="float" office:value="204.257379002619">
            <text:p>204.2573790026</text:p>
          </table:table-cell>
          <table:table-cell office:value-type="float" office:value="1343048190.27603">
            <text:p>1343048190.2760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formula="of:=[.B18]*10" office:value-type="float" office:value="680">
            <text:p>680</text:p>
          </table:table-cell>
          <table:table-cell table:formula="of:=[.F18]-[.F17]" office:value-type="float" office:value="3.02465176582336">
            <text:p>3.0246517658</text:p>
          </table:table-cell>
          <table:table-cell table:formula="of:=[.C18]/[.D18]" office:value-type="float" office:value="224.819269339884">
            <text:p>224.8192693399</text:p>
          </table:table-cell>
          <table:table-cell office:value-type="float" office:value="1343048193.30068">
            <text:p>1343048193.300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table:formula="of:=[.B19]*10" office:value-type="float" office:value="720">
            <text:p>720</text:p>
          </table:table-cell>
          <table:table-cell table:formula="of:=[.F19]-[.F18]" office:value-type="float" office:value="2.59582471847534">
            <text:p>2.5958247185</text:p>
          </table:table-cell>
          <table:table-cell table:formula="of:=[.C19]/[.D19]" office:value-type="float" office:value="277.368496753853">
            <text:p>277.3684967539</text:p>
          </table:table-cell>
          <table:table-cell office:value-type="float" office:value="1343048195.8965">
            <text:p>1343048195.89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table:formula="of:=[.B20]*10" office:value-type="float" office:value="760">
            <text:p>760</text:p>
          </table:table-cell>
          <table:table-cell table:formula="of:=[.F20]-[.F19]" office:value-type="float" office:value="5.06681895256043">
            <text:p>5.0668189526</text:p>
          </table:table-cell>
          <table:table-cell table:formula="of:=[.C20]/[.D20]" office:value-type="float" office:value="149.995491671544">
            <text:p>149.9954916715</text:p>
          </table:table-cell>
          <table:table-cell office:value-type="float" office:value="1343048200.96332">
            <text:p>1343048200.963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formula="of:=[.B21]*10" office:value-type="float" office:value="800">
            <text:p>800</text:p>
          </table:table-cell>
          <table:table-cell table:formula="of:=[.F21]-[.F20]" office:value-type="float" office:value="3.41343712806702">
            <text:p>3.4134371281</text:p>
          </table:table-cell>
          <table:table-cell table:formula="of:=[.C21]/[.D21]" office:value-type="float" office:value="234.367873197954">
            <text:p>234.367873198</text:p>
          </table:table-cell>
          <table:table-cell office:value-type="float" office:value="1343048204.37676">
            <text:p>1343048204.376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[.B22]*10" office:value-type="float" office:value="840">
            <text:p>840</text:p>
          </table:table-cell>
          <table:table-cell table:formula="of:=[.F22]-[.F21]" office:value-type="float" office:value="3.51636743545532">
            <text:p>3.5163674355</text:p>
          </table:table-cell>
          <table:table-cell table:formula="of:=[.C22]/[.D22]" office:value-type="float" office:value="238.882885653624">
            <text:p>238.8828856536</text:p>
          </table:table-cell>
          <table:table-cell office:value-type="float" office:value="1343048207.89313">
            <text:p>1343048207.893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table:formula="of:=[.B23]*10" office:value-type="float" office:value="880">
            <text:p>880</text:p>
          </table:table-cell>
          <table:table-cell table:formula="of:=[.F23]-[.F22]" office:value-type="float" office:value="5.31158208847046">
            <text:p>5.3115820885</text:p>
          </table:table-cell>
          <table:table-cell table:formula="of:=[.C23]/[.D23]" office:value-type="float" office:value="165.675684822826">
            <text:p>165.6756848228</text:p>
          </table:table-cell>
          <table:table-cell office:value-type="float" office:value="1343048213.20471">
            <text:p>1343048213.204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table:formula="of:=[.B24]*10" office:value-type="float" office:value="920">
            <text:p>920</text:p>
          </table:table-cell>
          <table:table-cell table:formula="of:=[.F24]-[.F23]" office:value-type="float" office:value="4.41196298599243">
            <text:p>4.411962986</text:p>
          </table:table-cell>
          <table:table-cell table:formula="of:=[.C24]/[.D24]" office:value-type="float" office:value="208.523961538416">
            <text:p>208.5239615384</text:p>
          </table:table-cell>
          <table:table-cell office:value-type="float" office:value="1343048217.61667">
            <text:p>1343048217.616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table:formula="of:=[.B25]*10" office:value-type="float" office:value="960">
            <text:p>960</text:p>
          </table:table-cell>
          <table:table-cell table:formula="of:=[.F25]-[.F24]" office:value-type="float" office:value="5.10457754135132">
            <text:p>5.1045775414</text:p>
          </table:table-cell>
          <table:table-cell table:formula="of:=[.C25]/[.D25]" office:value-type="float" office:value="188.066493695747">
            <text:p>188.0664936957</text:p>
          </table:table-cell>
          <table:table-cell office:value-type="float" office:value="1343048222.72125">
            <text:p>1343048222.721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[.B26]*10" office:value-type="float" office:value="1000">
            <text:p>1000</text:p>
          </table:table-cell>
          <table:table-cell table:formula="of:=[.F26]-[.F25]" office:value-type="float" office:value="5.41463160514832">
            <text:p>5.4146316051</text:p>
          </table:table-cell>
          <table:table-cell table:formula="of:=[.C26]/[.D26]" office:value-type="float" office:value="184.684771360841">
            <text:p>184.6847713608</text:p>
          </table:table-cell>
          <table:table-cell office:value-type="float" office:value="1343048228.13588">
            <text:p>1343048228.135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table:formula="of:=[.B27]*10" office:value-type="float" office:value="1040">
            <text:p>1040</text:p>
          </table:table-cell>
          <table:table-cell table:formula="of:=[.F27]-[.F26]" office:value-type="float" office:value="5.28588700294495">
            <text:p>5.2858870029</text:p>
          </table:table-cell>
          <table:table-cell table:formula="of:=[.C27]/[.D27]" office:value-type="float" office:value="196.75032769724">
            <text:p>196.7503276972</text:p>
          </table:table-cell>
          <table:table-cell office:value-type="float" office:value="1343048233.42177">
            <text:p>1343048233.4217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table:formula="of:=[.B28]*10" office:value-type="float" office:value="1080">
            <text:p>1080</text:p>
          </table:table-cell>
          <table:table-cell table:formula="of:=[.F28]-[.F27]" office:value-type="float" office:value="5.3643753528595">
            <text:p>5.3643753529</text:p>
          </table:table-cell>
          <table:table-cell table:formula="of:=[.C28]/[.D28]" office:value-type="float" office:value="201.32819367763">
            <text:p>201.3281936776</text:p>
          </table:table-cell>
          <table:table-cell office:value-type="float" office:value="1343048238.78614">
            <text:p>1343048238.786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table:formula="of:=[.B29]*10" office:value-type="float" office:value="1120">
            <text:p>1120</text:p>
          </table:table-cell>
          <table:table-cell table:formula="of:=[.F29]-[.F28]" office:value-type="float" office:value="5.41609382629395">
            <text:p>5.4160938263</text:p>
          </table:table-cell>
          <table:table-cell table:formula="of:=[.C29]/[.D29]" office:value-type="float" office:value="206.791099992147">
            <text:p>206.7910999921</text:p>
          </table:table-cell>
          <table:table-cell office:value-type="float" office:value="1343048244.20224">
            <text:p>1343048244.2022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table:formula="of:=[.B30]*10" office:value-type="float" office:value="1160">
            <text:p>1160</text:p>
          </table:table-cell>
          <table:table-cell table:formula="of:=[.F30]-[.F29]" office:value-type="float" office:value="5.38202619552612">
            <text:p>5.3820261955</text:p>
          </table:table-cell>
          <table:table-cell table:formula="of:=[.C30]/[.D30]" office:value-type="float" office:value="215.532209962907">
            <text:p>215.5322099629</text:p>
          </table:table-cell>
          <table:table-cell office:value-type="float" office:value="1343048249.58426">
            <text:p>1343048249.584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formula="of:=[.B31]*10" office:value-type="float" office:value="1200">
            <text:p>1200</text:p>
          </table:table-cell>
          <table:table-cell table:formula="of:=[.F31]-[.F30]" office:value-type="float" office:value="5.38410663604736">
            <text:p>5.384106636</text:p>
          </table:table-cell>
          <table:table-cell table:formula="of:=[.C31]/[.D31]" office:value-type="float" office:value="222.878200807879">
            <text:p>222.8782008079</text:p>
          </table:table-cell>
          <table:table-cell office:value-type="float" office:value="1343048254.96837">
            <text:p>1343048254.9683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table:formula="of:=[.B32]*10" office:value-type="float" office:value="1240">
            <text:p>1240</text:p>
          </table:table-cell>
          <table:table-cell table:formula="of:=[.F32]-[.F31]" office:value-type="float" office:value="5.4282500743866">
            <text:p>5.4282500744</text:p>
          </table:table-cell>
          <table:table-cell table:formula="of:=[.C32]/[.D32]" office:value-type="float" office:value="228.434575232815">
            <text:p>228.4345752328</text:p>
          </table:table-cell>
          <table:table-cell office:value-type="float" office:value="1343048260.39662">
            <text:p>1343048260.3966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table:formula="of:=[.B33]*10" office:value-type="float" office:value="1280">
            <text:p>1280</text:p>
          </table:table-cell>
          <table:table-cell table:formula="of:=[.F33]-[.F32]" office:value-type="float" office:value="5.46203565597534">
            <text:p>5.462035656</text:p>
          </table:table-cell>
          <table:table-cell table:formula="of:=[.C33]/[.D33]" office:value-type="float" office:value="234.344863457585">
            <text:p>234.3448634576</text:p>
          </table:table-cell>
          <table:table-cell office:value-type="float" office:value="1343048265.85865">
            <text:p>1343048265.8586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table:formula="of:=[.B34]*10" office:value-type="float" office:value="1320">
            <text:p>1320</text:p>
          </table:table-cell>
          <table:table-cell table:formula="of:=[.F34]-[.F33]" office:value-type="float" office:value="5.44218564033508">
            <text:p>5.4421856403</text:p>
          </table:table-cell>
          <table:table-cell table:formula="of:=[.C34]/[.D34]" office:value-type="float" office:value="242.549609152753">
            <text:p>242.5496091528</text:p>
          </table:table-cell>
          <table:table-cell office:value-type="float" office:value="1343048271.30084">
            <text:p>1343048271.300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table:formula="of:=[.B35]*10" office:value-type="float" office:value="1360">
            <text:p>1360</text:p>
          </table:table-cell>
          <table:table-cell table:formula="of:=[.F35]-[.F34]" office:value-type="float" office:value="5.66489744186401">
            <text:p>5.6648974419</text:p>
          </table:table-cell>
          <table:table-cell table:formula="of:=[.C35]/[.D35]" office:value-type="float" office:value="240.074955276242">
            <text:p>240.0749552762</text:p>
          </table:table-cell>
          <table:table-cell office:value-type="float" office:value="1343048276.96574">
            <text:p>1343048276.9657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table:formula="of:=[.B36]*10" office:value-type="float" office:value="1400">
            <text:p>1400</text:p>
          </table:table-cell>
          <table:table-cell table:formula="of:=[.F36]-[.F35]" office:value-type="float" office:value="5.51142144203186">
            <text:p>5.511421442</text:p>
          </table:table-cell>
          <table:table-cell table:formula="of:=[.C36]/[.D36]" office:value-type="float" office:value="254.017954301798">
            <text:p>254.0179543018</text:p>
          </table:table-cell>
          <table:table-cell office:value-type="float" office:value="1343048282.47716">
            <text:p>1343048282.477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table:formula="of:=[.B37]*10" office:value-type="float" office:value="1440">
            <text:p>1440</text:p>
          </table:table-cell>
          <table:table-cell table:formula="of:=[.F37]-[.F36]" office:value-type="float" office:value="5.598308801651">
            <text:p>5.5983088017</text:p>
          </table:table-cell>
          <table:table-cell table:formula="of:=[.C37]/[.D37]" office:value-type="float" office:value="257.220537669399">
            <text:p>257.2205376694</text:p>
          </table:table-cell>
          <table:table-cell office:value-type="float" office:value="1343048288.07547">
            <text:p>1343048288.0754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table:formula="of:=[.B38]*10" office:value-type="float" office:value="1480">
            <text:p>1480</text:p>
          </table:table-cell>
          <table:table-cell table:formula="of:=[.F38]-[.F37]" office:value-type="float" office:value="6.00816416740418">
            <text:p>6.0081641674</text:p>
          </table:table-cell>
          <table:table-cell table:formula="of:=[.C38]/[.D38]" office:value-type="float" office:value="246.331484753592">
            <text:p>246.3314847536</text:p>
          </table:table-cell>
          <table:table-cell office:value-type="float" office:value="1343048294.08363">
            <text:p>1343048294.0836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table:formula="of:=[.B39]*10" office:value-type="float" office:value="1520">
            <text:p>1520</text:p>
          </table:table-cell>
          <table:table-cell table:formula="of:=[.F39]-[.F38]" office:value-type="float" office:value="5.540851354599">
            <text:p>5.5408513546</text:p>
          </table:table-cell>
          <table:table-cell table:formula="of:=[.C39]/[.D39]" office:value-type="float" office:value="274.326074230159">
            <text:p>274.3260742302</text:p>
          </table:table-cell>
          <table:table-cell office:value-type="float" office:value="1343048299.62448">
            <text:p>1343048299.6244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table:formula="of:=[.B40]*10" office:value-type="float" office:value="1560">
            <text:p>1560</text:p>
          </table:table-cell>
          <table:table-cell table:formula="of:=[.F40]-[.F39]" office:value-type="float" office:value="6.33136630058289">
            <text:p>6.3313663006</text:p>
          </table:table-cell>
          <table:table-cell table:formula="of:=[.C40]/[.D40]" office:value-type="float" office:value="246.392315013646">
            <text:p>246.3923150136</text:p>
          </table:table-cell>
          <table:table-cell office:value-type="float" office:value="1343048305.95585">
            <text:p>1343048305.955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formula="of:=[.B41]*10" office:value-type="float" office:value="1600">
            <text:p>1600</text:p>
          </table:table-cell>
          <table:table-cell table:formula="of:=[.F41]-[.F40]" office:value-type="float" office:value="5.57370686531067">
            <text:p>5.5737068653</text:p>
          </table:table-cell>
          <table:table-cell table:formula="of:=[.C41]/[.D41]" office:value-type="float" office:value="287.062100441269">
            <text:p>287.0621004413</text:p>
          </table:table-cell>
          <table:table-cell office:value-type="float" office:value="1343048311.52956">
            <text:p>1343048311.5295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4">
            <text:p>164</text:p>
          </table:table-cell>
          <table:table-cell table:formula="of:=[.B42]*10" office:value-type="float" office:value="1640">
            <text:p>1640</text:p>
          </table:table-cell>
          <table:table-cell table:formula="of:=[.F42]-[.F41]" office:value-type="float" office:value="6.40250849723816">
            <text:p>6.4025084972</text:p>
          </table:table-cell>
          <table:table-cell table:formula="of:=[.C42]/[.D42]" office:value-type="float" office:value="256.149601473773">
            <text:p>256.1496014738</text:p>
          </table:table-cell>
          <table:table-cell office:value-type="float" office:value="1343048317.93206">
            <text:p>1343048317.932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table:formula="of:=[.B43]*10" office:value-type="float" office:value="1680">
            <text:p>1680</text:p>
          </table:table-cell>
          <table:table-cell table:formula="of:=[.F43]-[.F42]" office:value-type="float" office:value="6.22587037086487">
            <text:p>6.2258703709</text:p>
          </table:table-cell>
          <table:table-cell table:formula="of:=[.C43]/[.D43]" office:value-type="float" office:value="269.841789167644">
            <text:p>269.8417891676</text:p>
          </table:table-cell>
          <table:table-cell office:value-type="float" office:value="1343048324.15794">
            <text:p>1343048324.1579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table:formula="of:=[.B44]*10" office:value-type="float" office:value="1720">
            <text:p>1720</text:p>
          </table:table-cell>
          <table:table-cell table:formula="of:=[.F44]-[.F43]" office:value-type="float" office:value="6.53049492835999">
            <text:p>6.5304949284</text:p>
          </table:table-cell>
          <table:table-cell table:formula="of:=[.C44]/[.D44]" office:value-type="float" office:value="263.379731378483">
            <text:p>263.3797313785</text:p>
          </table:table-cell>
          <table:table-cell office:value-type="float" office:value="1343048330.68843">
            <text:p>1343048330.688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table:formula="of:=[.B45]*10" office:value-type="float" office:value="1760">
            <text:p>1760</text:p>
          </table:table-cell>
          <table:table-cell table:formula="of:=[.F45]-[.F44]" office:value-type="float" office:value="6.46021580696106">
            <text:p>6.460215807</text:p>
          </table:table-cell>
          <table:table-cell table:formula="of:=[.C45]/[.D45]" office:value-type="float" office:value="272.436719235223">
            <text:p>272.4367192352</text:p>
          </table:table-cell>
          <table:table-cell office:value-type="float" office:value="1343048337.14865">
            <text:p>1343048337.1486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table:formula="of:=[.B46]*10" office:value-type="float" office:value="1800">
            <text:p>1800</text:p>
          </table:table-cell>
          <table:table-cell table:formula="of:=[.F46]-[.F45]" office:value-type="float" office:value="6.52440333366394">
            <text:p>6.5244033337</text:p>
          </table:table-cell>
          <table:table-cell table:formula="of:=[.C46]/[.D46]" office:value-type="float" office:value="275.887296959792">
            <text:p>275.8872969598</text:p>
          </table:table-cell>
          <table:table-cell office:value-type="float" office:value="1343048343.67305">
            <text:p>1343048343.673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4">
            <text:p>184</text:p>
          </table:table-cell>
          <table:table-cell table:formula="of:=[.B47]*10" office:value-type="float" office:value="1840">
            <text:p>1840</text:p>
          </table:table-cell>
          <table:table-cell table:formula="of:=[.F47]-[.F46]" office:value-type="float" office:value="6.63225436210632">
            <text:p>6.6322543621</text:p>
          </table:table-cell>
          <table:table-cell table:formula="of:=[.C47]/[.D47]" office:value-type="float" office:value="277.432061489216">
            <text:p>277.4320614892</text:p>
          </table:table-cell>
          <table:table-cell office:value-type="float" office:value="1343048350.3053">
            <text:p>1343048350.305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table:formula="of:=[.B48]*10" office:value-type="float" office:value="1880">
            <text:p>1880</text:p>
          </table:table-cell>
          <table:table-cell table:formula="of:=[.F48]-[.F47]" office:value-type="float" office:value="6.60035586357117">
            <text:p>6.6003558636</text:p>
          </table:table-cell>
          <table:table-cell table:formula="of:=[.C48]/[.D48]" office:value-type="float" office:value="284.833127010036">
            <text:p>284.83312701</text:p>
          </table:table-cell>
          <table:table-cell office:value-type="float" office:value="1343048356.90566">
            <text:p>1343048356.9056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table:formula="of:=[.B49]*10" office:value-type="float" office:value="1920">
            <text:p>1920</text:p>
          </table:table-cell>
          <table:table-cell table:formula="of:=[.F49]-[.F48]" office:value-type="float" office:value="9.25716519355774">
            <text:p>9.2571651936</text:p>
          </table:table-cell>
          <table:table-cell table:formula="of:=[.C49]/[.D49]" office:value-type="float" office:value="207.406906958533">
            <text:p>207.4069069585</text:p>
          </table:table-cell>
          <table:table-cell office:value-type="float" office:value="1343048366.16282">
            <text:p>1343048366.1628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table:formula="of:=[.B50]*10" office:value-type="float" office:value="1960">
            <text:p>1960</text:p>
          </table:table-cell>
          <table:table-cell table:formula="of:=[.F50]-[.F49]" office:value-type="float" office:value="6.79932951927185">
            <text:p>6.7993295193</text:p>
          </table:table-cell>
          <table:table-cell table:formula="of:=[.C50]/[.D50]" office:value-type="float" office:value="288.263716951006">
            <text:p>288.263716951</text:p>
          </table:table-cell>
          <table:table-cell office:value-type="float" office:value="1343048372.96215">
            <text:p>1343048372.962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formula="of:=[.B51]*10" office:value-type="float" office:value="2000">
            <text:p>2000</text:p>
          </table:table-cell>
          <table:table-cell table:formula="of:=[.F51]-[.F50]" office:value-type="float" office:value="9.74823236465454">
            <text:p>9.7482323647</text:p>
          </table:table-cell>
          <table:table-cell table:formula="of:=[.C51]/[.D51]" office:value-type="float" office:value="205.165400780932">
            <text:p>205.1654007809</text:p>
          </table:table-cell>
          <table:table-cell office:value-type="float" office:value="1343048382.71039">
            <text:p>1343048382.7103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table:formula="of:=[.B52]*10" office:value-type="float" office:value="2040">
            <text:p>2040</text:p>
          </table:table-cell>
          <table:table-cell table:formula="of:=[.F52]-[.F51]" office:value-type="float" office:value="9.66757464408875">
            <text:p>9.6675746441</text:p>
          </table:table-cell>
          <table:table-cell table:formula="of:=[.C52]/[.D52]" office:value-type="float" office:value="211.014662425944">
            <text:p>211.0146624259</text:p>
          </table:table-cell>
          <table:table-cell office:value-type="float" office:value="1343048392.37796">
            <text:p>1343048392.3779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table:formula="of:=[.B53]*10" office:value-type="float" office:value="2080">
            <text:p>2080</text:p>
          </table:table-cell>
          <table:table-cell table:formula="of:=[.F53]-[.F52]" office:value-type="float" office:value="9.66551041603088">
            <text:p>9.665510416</text:p>
          </table:table-cell>
          <table:table-cell table:formula="of:=[.C53]/[.D53]" office:value-type="float" office:value="215.198154103707">
            <text:p>215.1981541037</text:p>
          </table:table-cell>
          <table:table-cell office:value-type="float" office:value="1343048402.04347">
            <text:p>1343048402.0434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2">
            <text:p>212</text:p>
          </table:table-cell>
          <table:table-cell table:formula="of:=[.B54]*10" office:value-type="float" office:value="2120">
            <text:p>2120</text:p>
          </table:table-cell>
          <table:table-cell table:formula="of:=[.F54]-[.F53]" office:value-type="float" office:value="9.61226058006287">
            <text:p>9.6122605801</text:p>
          </table:table-cell>
          <table:table-cell table:formula="of:=[.C54]/[.D54]" office:value-type="float" office:value="220.551657161393">
            <text:p>220.5516571614</text:p>
          </table:table-cell>
          <table:table-cell office:value-type="float" office:value="1343048411.65573">
            <text:p>1343048411.6557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6">
            <text:p>216</text:p>
          </table:table-cell>
          <table:table-cell table:formula="of:=[.B55]*10" office:value-type="float" office:value="2160">
            <text:p>2160</text:p>
          </table:table-cell>
          <table:table-cell table:formula="of:=[.F55]-[.F54]" office:value-type="float" office:value="9.74793839454651">
            <text:p>9.7479383945</text:p>
          </table:table-cell>
          <table:table-cell table:formula="of:=[.C55]/[.D55]" office:value-type="float" office:value="221.585315025012">
            <text:p>221.585315025</text:p>
          </table:table-cell>
          <table:table-cell office:value-type="float" office:value="1343048421.40367">
            <text:p>1343048421.4036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0">
            <text:p>220</text:p>
          </table:table-cell>
          <table:table-cell table:formula="of:=[.B56]*10" office:value-type="float" office:value="2200">
            <text:p>2200</text:p>
          </table:table-cell>
          <table:table-cell table:formula="of:=[.F56]-[.F55]" office:value-type="float" office:value="9.54362678527832">
            <text:p>9.5436267853</text:p>
          </table:table-cell>
          <table:table-cell table:formula="of:=[.C56]/[.D56]" office:value-type="float" office:value="230.520330425499">
            <text:p>230.5203304255</text:p>
          </table:table-cell>
          <table:table-cell office:value-type="float" office:value="1343048430.9473">
            <text:p>1343048430.947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4">
            <text:p>224</text:p>
          </table:table-cell>
          <table:table-cell table:formula="of:=[.B57]*10" office:value-type="float" office:value="2240">
            <text:p>2240</text:p>
          </table:table-cell>
          <table:table-cell table:formula="of:=[.F57]-[.F56]" office:value-type="float" office:value="9.80782246589661">
            <text:p>9.8078224659</text:p>
          </table:table-cell>
          <table:table-cell table:formula="of:=[.C57]/[.D57]" office:value-type="float" office:value="228.389125903211">
            <text:p>228.3891259032</text:p>
          </table:table-cell>
          <table:table-cell office:value-type="float" office:value="1343048440.75512">
            <text:p>1343048440.755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table:formula="of:=[.B58]*10" office:value-type="float" office:value="2280">
            <text:p>2280</text:p>
          </table:table-cell>
          <table:table-cell table:formula="of:=[.F58]-[.F57]" office:value-type="float" office:value="9.77724575996399">
            <text:p>9.77724576</text:p>
          </table:table-cell>
          <table:table-cell table:formula="of:=[.C58]/[.D58]" office:value-type="float" office:value="233.194506507771">
            <text:p>233.1945065078</text:p>
          </table:table-cell>
          <table:table-cell office:value-type="float" office:value="1343048450.53237">
            <text:p>1343048450.5323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32">
            <text:p>232</text:p>
          </table:table-cell>
          <table:table-cell table:formula="of:=[.B59]*10" office:value-type="float" office:value="2320">
            <text:p>2320</text:p>
          </table:table-cell>
          <table:table-cell table:formula="of:=[.F59]-[.F58]" office:value-type="float" office:value="9.7987220287323">
            <text:p>9.7987220287</text:p>
          </table:table-cell>
          <table:table-cell table:formula="of:=[.C59]/[.D59]" office:value-type="float" office:value="236.765569346409">
            <text:p>236.7655693464</text:p>
          </table:table-cell>
          <table:table-cell office:value-type="float" office:value="1343048460.33109">
            <text:p>1343048460.3310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36">
            <text:p>236</text:p>
          </table:table-cell>
          <table:table-cell table:formula="of:=[.B60]*10" office:value-type="float" office:value="2360">
            <text:p>2360</text:p>
          </table:table-cell>
          <table:table-cell table:formula="of:=[.F60]-[.F59]" office:value-type="float" office:value="9.83217144012451">
            <text:p>9.8321714401</text:p>
          </table:table-cell>
          <table:table-cell table:formula="of:=[.C60]/[.D60]" office:value-type="float" office:value="240.028361422684">
            <text:p>240.0283614227</text:p>
          </table:table-cell>
          <table:table-cell office:value-type="float" office:value="1343048470.16326">
            <text:p>1343048470.1632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table:formula="of:=[.B61]*10" office:value-type="float" office:value="2400">
            <text:p>2400</text:p>
          </table:table-cell>
          <table:table-cell table:formula="of:=[.F61]-[.F60]" office:value-type="float" office:value="9.8177273273468">
            <text:p>9.8177273273</text:p>
          </table:table-cell>
          <table:table-cell table:formula="of:=[.C61]/[.D61]" office:value-type="float" office:value="244.455760480831">
            <text:p>244.4557604808</text:p>
          </table:table-cell>
          <table:table-cell office:value-type="float" office:value="1343048479.98099">
            <text:p>1343048479.9809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table:formula="of:=[.B62]*10" office:value-type="float" office:value="2440">
            <text:p>2440</text:p>
          </table:table-cell>
          <table:table-cell table:formula="of:=[.F62]-[.F61]" office:value-type="float" office:value="10.4284427165985">
            <text:p>10.4284427166</text:p>
          </table:table-cell>
          <table:table-cell table:formula="of:=[.C62]/[.D62]" office:value-type="float" office:value="233.975490522315">
            <text:p>233.9754905223</text:p>
          </table:table-cell>
          <table:table-cell office:value-type="float" office:value="1343048490.40943">
            <text:p>1343048490.4094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48">
            <text:p>248</text:p>
          </table:table-cell>
          <table:table-cell table:formula="of:=[.B63]*10" office:value-type="float" office:value="2480">
            <text:p>2480</text:p>
          </table:table-cell>
          <table:table-cell table:formula="of:=[.F63]-[.F62]" office:value-type="float" office:value="10.6882269382477">
            <text:p>10.6882269382</text:p>
          </table:table-cell>
          <table:table-cell table:formula="of:=[.C63]/[.D63]" office:value-type="float" office:value="232.031001430682">
            <text:p>232.0310014307</text:p>
          </table:table-cell>
          <table:table-cell office:value-type="float" office:value="1343048501.09766">
            <text:p>1343048501.0976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52">
            <text:p>252</text:p>
          </table:table-cell>
          <table:table-cell table:formula="of:=[.B64]*10" office:value-type="float" office:value="2520">
            <text:p>2520</text:p>
          </table:table-cell>
          <table:table-cell table:formula="of:=[.F64]-[.F63]" office:value-type="float" office:value="10.6840698719025">
            <text:p>10.6840698719</text:p>
          </table:table-cell>
          <table:table-cell table:formula="of:=[.C64]/[.D64]" office:value-type="float" office:value="235.865174059487">
            <text:p>235.8651740595</text:p>
          </table:table-cell>
          <table:table-cell office:value-type="float" office:value="1343048511.78173">
            <text:p>1343048511.7817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65]*10" office:value-type="float" office:value="2560">
            <text:p>2560</text:p>
          </table:table-cell>
          <table:table-cell table:formula="of:=[.F65]-[.F64]" office:value-type="float" office:value="10.4383437633514">
            <text:p>10.4383437634</text:p>
          </table:table-cell>
          <table:table-cell table:formula="of:=[.C65]/[.D65]" office:value-type="float" office:value="245.249635194814">
            <text:p>245.2496351948</text:p>
          </table:table-cell>
          <table:table-cell office:value-type="float" office:value="1343048522.22007">
            <text:p>1343048522.2200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60">
            <text:p>260</text:p>
          </table:table-cell>
          <table:table-cell table:formula="of:=[.B66]*10" office:value-type="float" office:value="2600">
            <text:p>2600</text:p>
          </table:table-cell>
          <table:table-cell table:formula="of:=[.F66]-[.F65]" office:value-type="float" office:value="9.93632912635803">
            <text:p>9.9363291264</text:p>
          </table:table-cell>
          <table:table-cell table:formula="of:=[.C66]/[.D66]" office:value-type="float" office:value="261.666050604443">
            <text:p>261.6660506044</text:p>
          </table:table-cell>
          <table:table-cell office:value-type="float" office:value="1343048532.1564">
            <text:p>1343048532.156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64">
            <text:p>264</text:p>
          </table:table-cell>
          <table:table-cell table:formula="of:=[.B67]*10" office:value-type="float" office:value="2640">
            <text:p>2640</text:p>
          </table:table-cell>
          <table:table-cell table:formula="of:=[.F67]-[.F66]" office:value-type="float" office:value="10.2901043891907">
            <text:p>10.2901043892</text:p>
          </table:table-cell>
          <table:table-cell table:formula="of:=[.C67]/[.D67]" office:value-type="float" office:value="256.55716406271">
            <text:p>256.5571640627</text:p>
          </table:table-cell>
          <table:table-cell office:value-type="float" office:value="1343048542.4465">
            <text:p>1343048542.446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68">
            <text:p>268</text:p>
          </table:table-cell>
          <table:table-cell table:formula="of:=[.B68]*10" office:value-type="float" office:value="2680">
            <text:p>2680</text:p>
          </table:table-cell>
          <table:table-cell table:formula="of:=[.F68]-[.F67]" office:value-type="float" office:value="10.5974547863007">
            <text:p>10.5974547863</text:p>
          </table:table-cell>
          <table:table-cell table:formula="of:=[.C68]/[.D68]" office:value-type="float" office:value="252.890911453988">
            <text:p>252.890911454</text:p>
          </table:table-cell>
          <table:table-cell office:value-type="float" office:value="1343048553.04396">
            <text:p>1343048553.0439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72">
            <text:p>272</text:p>
          </table:table-cell>
          <table:table-cell table:formula="of:=[.B69]*10" office:value-type="float" office:value="2720">
            <text:p>2720</text:p>
          </table:table-cell>
          <table:table-cell table:formula="of:=[.F69]-[.F68]" office:value-type="float" office:value="10.6243443489075">
            <text:p>10.6243443489</text:p>
          </table:table-cell>
          <table:table-cell table:formula="of:=[.C69]/[.D69]" office:value-type="float" office:value="256.015798309446">
            <text:p>256.0157983094</text:p>
          </table:table-cell>
          <table:table-cell office:value-type="float" office:value="1343048563.6683">
            <text:p>1343048563.668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6">
            <text:p>276</text:p>
          </table:table-cell>
          <table:table-cell table:formula="of:=[.B70]*10" office:value-type="float" office:value="2760">
            <text:p>2760</text:p>
          </table:table-cell>
          <table:table-cell table:formula="of:=[.F70]-[.F69]" office:value-type="float" office:value="10.4552898406982">
            <text:p>10.4552898407</text:p>
          </table:table-cell>
          <table:table-cell table:formula="of:=[.C70]/[.D70]" office:value-type="float" office:value="263.981203969729">
            <text:p>263.9812039697</text:p>
          </table:table-cell>
          <table:table-cell office:value-type="float" office:value="1343048574.12359">
            <text:p>1343048574.1235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  <table:table-cell table:formula="of:=[.B71]*10" office:value-type="float" office:value="2800">
            <text:p>2800</text:p>
          </table:table-cell>
          <table:table-cell table:formula="of:=[.F71]-[.F70]" office:value-type="float" office:value="10.9452013969421">
            <text:p>10.9452013969</text:p>
          </table:table-cell>
          <table:table-cell table:formula="of:=[.C71]/[.D71]" office:value-type="float" office:value="255.819870138001">
            <text:p>255.819870138</text:p>
          </table:table-cell>
          <table:table-cell office:value-type="float" office:value="1343048585.06879">
            <text:p>1343048585.0687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4">
            <text:p>284</text:p>
          </table:table-cell>
          <table:table-cell table:formula="of:=[.B72]*10" office:value-type="float" office:value="2840">
            <text:p>2840</text:p>
          </table:table-cell>
          <table:table-cell table:formula="of:=[.F72]-[.F71]" office:value-type="float" office:value="10.6508643627167">
            <text:p>10.6508643627</text:p>
          </table:table-cell>
          <table:table-cell table:formula="of:=[.C72]/[.D72]" office:value-type="float" office:value="266.645025538154">
            <text:p>266.6450255382</text:p>
          </table:table-cell>
          <table:table-cell office:value-type="float" office:value="1343048595.71966">
            <text:p>1343048595.7196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8">
            <text:p>288</text:p>
          </table:table-cell>
          <table:table-cell table:formula="of:=[.B73]*10" office:value-type="float" office:value="2880">
            <text:p>2880</text:p>
          </table:table-cell>
          <table:table-cell table:formula="of:=[.F73]-[.F72]" office:value-type="float" office:value="10.8922846317291">
            <text:p>10.8922846317</text:p>
          </table:table-cell>
          <table:table-cell table:formula="of:=[.C73]/[.D73]" office:value-type="float" office:value="264.4073394493">
            <text:p>264.4073394493</text:p>
          </table:table-cell>
          <table:table-cell office:value-type="float" office:value="1343048606.61194">
            <text:p>1343048606.6119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92">
            <text:p>292</text:p>
          </table:table-cell>
          <table:table-cell table:formula="of:=[.B74]*10" office:value-type="float" office:value="2920">
            <text:p>2920</text:p>
          </table:table-cell>
          <table:table-cell table:formula="of:=[.F74]-[.F73]" office:value-type="float" office:value="10.8977603912354">
            <text:p>10.8977603912</text:p>
          </table:table-cell>
          <table:table-cell table:formula="of:=[.C74]/[.D74]" office:value-type="float" office:value="267.944962558403">
            <text:p>267.9449625584</text:p>
          </table:table-cell>
          <table:table-cell office:value-type="float" office:value="1343048617.5097">
            <text:p>1343048617.509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96">
            <text:p>296</text:p>
          </table:table-cell>
          <table:table-cell table:formula="of:=[.B75]*10" office:value-type="float" office:value="2960">
            <text:p>2960</text:p>
          </table:table-cell>
          <table:table-cell table:formula="of:=[.F75]-[.F74]" office:value-type="float" office:value="11.3509495258331">
            <text:p>11.3509495258</text:p>
          </table:table-cell>
          <table:table-cell table:formula="of:=[.C75]/[.D75]" office:value-type="float" office:value="260.771135777096">
            <text:p>260.7711357771</text:p>
          </table:table-cell>
          <table:table-cell office:value-type="float" office:value="1343048628.86065">
            <text:p>1343048628.8606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table:formula="of:=[.B76]*10" office:value-type="float" office:value="3000">
            <text:p>3000</text:p>
          </table:table-cell>
          <table:table-cell table:formula="of:=[.F76]-[.F75]" office:value-type="float" office:value="11.6101140975952">
            <text:p>11.6101140976</text:p>
          </table:table-cell>
          <table:table-cell table:formula="of:=[.C76]/[.D76]" office:value-type="float" office:value="258.395393428682">
            <text:p>258.3953934287</text:p>
          </table:table-cell>
          <table:table-cell office:value-type="float" office:value="1343048640.47077">
            <text:p>1343048640.4707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04">
            <text:p>304</text:p>
          </table:table-cell>
          <table:table-cell table:formula="of:=[.B77]*10" office:value-type="float" office:value="3040">
            <text:p>3040</text:p>
          </table:table-cell>
          <table:table-cell table:formula="of:=[.F77]-[.F76]" office:value-type="float" office:value="11.3824799060822">
            <text:p>11.3824799061</text:p>
          </table:table-cell>
          <table:table-cell table:formula="of:=[.C77]/[.D77]" office:value-type="float" office:value="267.077124236837">
            <text:p>267.0771242368</text:p>
          </table:table-cell>
          <table:table-cell office:value-type="float" office:value="1343048651.85325">
            <text:p>1343048651.8532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08">
            <text:p>308</text:p>
          </table:table-cell>
          <table:table-cell table:formula="of:=[.B78]*10" office:value-type="float" office:value="3080">
            <text:p>3080</text:p>
          </table:table-cell>
          <table:table-cell table:formula="of:=[.F78]-[.F77]" office:value-type="float" office:value="11.7941741943359">
            <text:p>11.7941741943</text:p>
          </table:table-cell>
          <table:table-cell table:formula="of:=[.C78]/[.D78]" office:value-type="float" office:value="261.145880097239">
            <text:p>261.1458800972</text:p>
          </table:table-cell>
          <table:table-cell office:value-type="float" office:value="1343048663.64742">
            <text:p>1343048663.6474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12">
            <text:p>312</text:p>
          </table:table-cell>
          <table:table-cell table:formula="of:=[.B79]*10" office:value-type="float" office:value="3120">
            <text:p>3120</text:p>
          </table:table-cell>
          <table:table-cell table:formula="of:=[.F79]-[.F78]" office:value-type="float" office:value="11.4003791809082">
            <text:p>11.4003791809</text:p>
          </table:table-cell>
          <table:table-cell table:formula="of:=[.C79]/[.D79]" office:value-type="float" office:value="273.675107686326">
            <text:p>273.6751076863</text:p>
          </table:table-cell>
          <table:table-cell office:value-type="float" office:value="1343048675.0478">
            <text:p>1343048675.047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16">
            <text:p>316</text:p>
          </table:table-cell>
          <table:table-cell table:formula="of:=[.B80]*10" office:value-type="float" office:value="3160">
            <text:p>3160</text:p>
          </table:table-cell>
          <table:table-cell table:formula="of:=[.F80]-[.F79]" office:value-type="float" office:value="11.226457118988">
            <text:p>11.226457119</text:p>
          </table:table-cell>
          <table:table-cell table:formula="of:=[.C80]/[.D80]" office:value-type="float" office:value="281.477937919995">
            <text:p>281.47793792</text:p>
          </table:table-cell>
          <table:table-cell office:value-type="float" office:value="1343048686.27426">
            <text:p>1343048686.2742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table:formula="of:=[.B81]*10" office:value-type="float" office:value="3200">
            <text:p>3200</text:p>
          </table:table-cell>
          <table:table-cell table:formula="of:=[.F81]-[.F80]" office:value-type="float" office:value="11.2802665233612">
            <text:p>11.2802665234</text:p>
          </table:table-cell>
          <table:table-cell table:formula="of:=[.C81]/[.D81]" office:value-type="float" office:value="283.681240454103">
            <text:p>283.6812404541</text:p>
          </table:table-cell>
          <table:table-cell office:value-type="float" office:value="1343048697.55452">
            <text:p>1343048697.5545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24">
            <text:p>324</text:p>
          </table:table-cell>
          <table:table-cell table:formula="of:=[.B82]*10" office:value-type="float" office:value="3240">
            <text:p>3240</text:p>
          </table:table-cell>
          <table:table-cell table:formula="of:=[.F82]-[.F81]" office:value-type="float" office:value="11.0592501163483">
            <text:p>11.0592501163</text:p>
          </table:table-cell>
          <table:table-cell table:formula="of:=[.C82]/[.D82]" office:value-type="float" office:value="292.967422376178">
            <text:p>292.9674223762</text:p>
          </table:table-cell>
          <table:table-cell office:value-type="float" office:value="1343048708.61377">
            <text:p>1343048708.6137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28">
            <text:p>328</text:p>
          </table:table-cell>
          <table:table-cell table:formula="of:=[.B83]*10" office:value-type="float" office:value="3280">
            <text:p>3280</text:p>
          </table:table-cell>
          <table:table-cell table:formula="of:=[.F83]-[.F82]" office:value-type="float" office:value="15.8476288318634">
            <text:p>15.8476288319</text:p>
          </table:table-cell>
          <table:table-cell table:formula="of:=[.C83]/[.D83]" office:value-type="float" office:value="206.97102606323">
            <text:p>206.9710260632</text:p>
          </table:table-cell>
          <table:table-cell office:value-type="float" office:value="1343048724.4614">
            <text:p>1343048724.461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32">
            <text:p>332</text:p>
          </table:table-cell>
          <table:table-cell table:formula="of:=[.B84]*10" office:value-type="float" office:value="3320">
            <text:p>3320</text:p>
          </table:table-cell>
          <table:table-cell table:formula="of:=[.F84]-[.F83]" office:value-type="float" office:value="11.2338135242462">
            <text:p>11.2338135242</text:p>
          </table:table-cell>
          <table:table-cell table:formula="of:=[.C84]/[.D84]" office:value-type="float" office:value="295.536328143098">
            <text:p>295.5363281431</text:p>
          </table:table-cell>
          <table:table-cell office:value-type="float" office:value="1343048735.69522">
            <text:p>1343048735.6952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36">
            <text:p>336</text:p>
          </table:table-cell>
          <table:table-cell table:formula="of:=[.B85]*10" office:value-type="float" office:value="3360">
            <text:p>3360</text:p>
          </table:table-cell>
          <table:table-cell table:formula="of:=[.F85]-[.F84]" office:value-type="float" office:value="11.0834453105927">
            <text:p>11.0834453106</text:p>
          </table:table-cell>
          <table:table-cell table:formula="of:=[.C85]/[.D85]" office:value-type="float" office:value="303.154831899498">
            <text:p>303.1548318995</text:p>
          </table:table-cell>
          <table:table-cell office:value-type="float" office:value="1343048746.77866">
            <text:p>1343048746.7786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40">
            <text:p>340</text:p>
          </table:table-cell>
          <table:table-cell table:formula="of:=[.B86]*10" office:value-type="float" office:value="3400">
            <text:p>3400</text:p>
          </table:table-cell>
          <table:table-cell table:formula="of:=[.F86]-[.F85]" office:value-type="float" office:value="12.9335272312164">
            <text:p>12.9335272312</text:p>
          </table:table-cell>
          <table:table-cell table:formula="of:=[.C86]/[.D86]" office:value-type="float" office:value="262.882656773919">
            <text:p>262.8826567739</text:p>
          </table:table-cell>
          <table:table-cell office:value-type="float" office:value="1343048759.71219">
            <text:p>1343048759.7121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44">
            <text:p>344</text:p>
          </table:table-cell>
          <table:table-cell table:formula="of:=[.B87]*10" office:value-type="float" office:value="3440">
            <text:p>3440</text:p>
          </table:table-cell>
          <table:table-cell table:formula="of:=[.F87]-[.F86]" office:value-type="float" office:value="11.0195219516754">
            <text:p>11.0195219517</text:p>
          </table:table-cell>
          <table:table-cell table:formula="of:=[.C87]/[.D87]" office:value-type="float" office:value="312.17325171506">
            <text:p>312.1732517151</text:p>
          </table:table-cell>
          <table:table-cell office:value-type="float" office:value="1343048770.73171">
            <text:p>1343048770.7317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48">
            <text:p>348</text:p>
          </table:table-cell>
          <table:table-cell table:formula="of:=[.B88]*10" office:value-type="float" office:value="3480">
            <text:p>3480</text:p>
          </table:table-cell>
          <table:table-cell table:formula="of:=[.F88]-[.F87]" office:value-type="float" office:value="11.5608139038086">
            <text:p>11.5608139038</text:p>
          </table:table-cell>
          <table:table-cell table:formula="of:=[.C88]/[.D88]" office:value-type="float" office:value="301.016868618009">
            <text:p>301.016868618</text:p>
          </table:table-cell>
          <table:table-cell office:value-type="float" office:value="1343048782.29252">
            <text:p>1343048782.2925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52">
            <text:p>352</text:p>
          </table:table-cell>
          <table:table-cell table:formula="of:=[.B89]*10" office:value-type="float" office:value="3520">
            <text:p>3520</text:p>
          </table:table-cell>
          <table:table-cell table:formula="of:=[.F89]-[.F88]" office:value-type="float" office:value="17.6899383068085">
            <text:p>17.6899383068</text:p>
          </table:table-cell>
          <table:table-cell table:formula="of:=[.C89]/[.D89]" office:value-type="float" office:value="198.983169921244">
            <text:p>198.9831699212</text:p>
          </table:table-cell>
          <table:table-cell office:value-type="float" office:value="1343048799.98246">
            <text:p>1343048799.9824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56">
            <text:p>356</text:p>
          </table:table-cell>
          <table:table-cell table:formula="of:=[.B90]*10" office:value-type="float" office:value="3560">
            <text:p>3560</text:p>
          </table:table-cell>
          <table:table-cell table:formula="of:=[.F90]-[.F89]" office:value-type="float" office:value="11.3031344413757">
            <text:p>11.3031344414</text:p>
          </table:table-cell>
          <table:table-cell table:formula="of:=[.C90]/[.D90]" office:value-type="float" office:value="314.956883726732">
            <text:p>314.9568837267</text:p>
          </table:table-cell>
          <table:table-cell office:value-type="float" office:value="1343048811.2856">
            <text:p>1343048811.285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60">
            <text:p>360</text:p>
          </table:table-cell>
          <table:table-cell table:formula="of:=[.B91]*10" office:value-type="float" office:value="3600">
            <text:p>3600</text:p>
          </table:table-cell>
          <table:table-cell table:formula="of:=[.F91]-[.F90]" office:value-type="float" office:value="17.8907706737518">
            <text:p>17.8907706738</text:p>
          </table:table-cell>
          <table:table-cell table:formula="of:=[.C91]/[.D91]" office:value-type="float" office:value="201.221068988475">
            <text:p>201.2210689885</text:p>
          </table:table-cell>
          <table:table-cell office:value-type="float" office:value="1343048829.17637">
            <text:p>1343048829.1763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64">
            <text:p>364</text:p>
          </table:table-cell>
          <table:table-cell table:formula="of:=[.B92]*10" office:value-type="float" office:value="3640">
            <text:p>3640</text:p>
          </table:table-cell>
          <table:table-cell table:formula="of:=[.F92]-[.F91]" office:value-type="float" office:value="12.5129125118256">
            <text:p>12.5129125118</text:p>
          </table:table-cell>
          <table:table-cell table:formula="of:=[.C92]/[.D92]" office:value-type="float" office:value="290.899500540737">
            <text:p>290.8995005407</text:p>
          </table:table-cell>
          <table:table-cell office:value-type="float" office:value="1343048841.68928">
            <text:p>1343048841.6892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68">
            <text:p>368</text:p>
          </table:table-cell>
          <table:table-cell table:formula="of:=[.B93]*10" office:value-type="float" office:value="3680">
            <text:p>3680</text:p>
          </table:table-cell>
          <table:table-cell table:formula="of:=[.F93]-[.F92]" office:value-type="float" office:value="12.3959391117096">
            <text:p>12.3959391117</text:p>
          </table:table-cell>
          <table:table-cell table:formula="of:=[.C93]/[.D93]" office:value-type="float" office:value="296.871416262747">
            <text:p>296.8714162627</text:p>
          </table:table-cell>
          <table:table-cell office:value-type="float" office:value="1343048854.08522">
            <text:p>1343048854.0852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72">
            <text:p>372</text:p>
          </table:table-cell>
          <table:table-cell table:formula="of:=[.B94]*10" office:value-type="float" office:value="3720">
            <text:p>3720</text:p>
          </table:table-cell>
          <table:table-cell table:formula="of:=[.F94]-[.F93]" office:value-type="float" office:value="11.5648245811462">
            <text:p>11.5648245811</text:p>
          </table:table-cell>
          <table:table-cell table:formula="of:=[.C94]/[.D94]" office:value-type="float" office:value="321.665060623971">
            <text:p>321.665060624</text:p>
          </table:table-cell>
          <table:table-cell office:value-type="float" office:value="1343048865.65004">
            <text:p>1343048865.6500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6">
            <text:p>376</text:p>
          </table:table-cell>
          <table:table-cell table:formula="of:=[.B95]*10" office:value-type="float" office:value="3760">
            <text:p>3760</text:p>
          </table:table-cell>
          <table:table-cell table:formula="of:=[.F95]-[.F94]" office:value-type="float" office:value="18.1135067939758">
            <text:p>18.113506794</text:p>
          </table:table-cell>
          <table:table-cell table:formula="of:=[.C95]/[.D95]" office:value-type="float" office:value="207.579903922883">
            <text:p>207.5799039229</text:p>
          </table:table-cell>
          <table:table-cell office:value-type="float" office:value="1343048883.76355">
            <text:p>1343048883.763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80">
            <text:p>380</text:p>
          </table:table-cell>
          <table:table-cell table:formula="of:=[.B96]*10" office:value-type="float" office:value="3800">
            <text:p>3800</text:p>
          </table:table-cell>
          <table:table-cell table:formula="of:=[.F96]-[.F95]" office:value-type="float" office:value="12.0563552379608">
            <text:p>12.056355238</text:p>
          </table:table-cell>
          <table:table-cell table:formula="of:=[.C96]/[.D96]" office:value-type="float" office:value="315.186465975659">
            <text:p>315.1864659757</text:p>
          </table:table-cell>
          <table:table-cell office:value-type="float" office:value="1343048895.81991">
            <text:p>1343048895.8199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84">
            <text:p>384</text:p>
          </table:table-cell>
          <table:table-cell table:formula="of:=[.B97]*10" office:value-type="float" office:value="3840">
            <text:p>3840</text:p>
          </table:table-cell>
          <table:table-cell table:formula="of:=[.F97]-[.F96]" office:value-type="float" office:value="15.3675968647003">
            <text:p>15.3675968647</text:p>
          </table:table-cell>
          <table:table-cell table:formula="of:=[.C97]/[.D97]" office:value-type="float" office:value="249.876414237581">
            <text:p>249.8764142376</text:p>
          </table:table-cell>
          <table:table-cell office:value-type="float" office:value="1343048911.1875">
            <text:p>1343048911.18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88">
            <text:p>388</text:p>
          </table:table-cell>
          <table:table-cell table:formula="of:=[.B98]*10" office:value-type="float" office:value="3880">
            <text:p>3880</text:p>
          </table:table-cell>
          <table:table-cell table:formula="of:=[.F98]-[.F97]" office:value-type="float" office:value="12.8692238330841">
            <text:p>12.8692238331</text:p>
          </table:table-cell>
          <table:table-cell table:formula="of:=[.C98]/[.D98]" office:value-type="float" office:value="301.494484074892">
            <text:p>301.4944840749</text:p>
          </table:table-cell>
          <table:table-cell office:value-type="float" office:value="1343048924.05673">
            <text:p>1343048924.0567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92">
            <text:p>392</text:p>
          </table:table-cell>
          <table:table-cell table:formula="of:=[.B99]*10" office:value-type="float" office:value="3920">
            <text:p>3920</text:p>
          </table:table-cell>
          <table:table-cell table:formula="of:=[.F99]-[.F98]" office:value-type="float" office:value="18.3717346191406">
            <text:p>18.3717346191</text:p>
          </table:table-cell>
          <table:table-cell table:formula="of:=[.C99]/[.D99]" office:value-type="float" office:value="213.371251069343">
            <text:p>213.3712510693</text:p>
          </table:table-cell>
          <table:table-cell office:value-type="float" office:value="1343048942.42846">
            <text:p>1343048942.4284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96">
            <text:p>396</text:p>
          </table:table-cell>
          <table:table-cell table:formula="of:=[.B100]*10" office:value-type="float" office:value="3960">
            <text:p>3960</text:p>
          </table:table-cell>
          <table:table-cell table:formula="of:=[.F100]-[.F99]" office:value-type="float" office:value="14.9988667964935">
            <text:p>14.9988667965</text:p>
          </table:table-cell>
          <table:table-cell table:formula="of:=[.C100]/[.D100]" office:value-type="float" office:value="264.019945888564">
            <text:p>264.0199458886</text:p>
          </table:table-cell>
          <table:table-cell office:value-type="float" office:value="1343048957.42733">
            <text:p>1343048957.4273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table:formula="of:=[.B101]*10" office:value-type="float" office:value="4000">
            <text:p>4000</text:p>
          </table:table-cell>
          <table:table-cell table:formula="of:=[.F101]-[.F100]" office:value-type="float" office:value="17.9861574172974">
            <text:p>17.9861574173</text:p>
          </table:table-cell>
          <table:table-cell table:formula="of:=[.C101]/[.D101]" office:value-type="float" office:value="222.393249830738">
            <text:p>222.3932498307</text:p>
          </table:table-cell>
          <table:table-cell office:value-type="float" office:value="1343048975.41349">
            <text:p>1343048975.41349</text:p>
          </table:table-cell>
        </table:table-row>
        <table:table-row table:style-name="ro1" table:number-rows-repeated="10484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table table:name="30MB-http" table:style-name="ta1">
        <table:shapes>
          <draw:frame draw:z-index="0" draw:style-name="gr1" svg:width="6.298in" svg:height="3.5398in" svg:x="4.9972in" svg:y="1.5339in">
            <draw:object draw:notify-on-update-of-ranges="'30MB-http'.B1:'30MB-http'.B1 '30MB-http'.B2:'30MB-http'.B26 '30MB-http'.D1:'30MB-http'.D1 '30MB-http'.D2:'30MB-http'.D26 '30MB-http'.G1:'30MB-http'.G1 '30MB-http'.G2:'30MB-http'.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2">
          <table:table-cell/>
          <table:table-cell office:value-type="string">
            <text:p>requests</text:p>
          </table:table-cell>
          <table:table-cell/>
          <table:table-cell office:value-type="string">
            <text:p>HTTP (apache)</text:p>
          </table:table-cell>
          <table:table-cell office:value-type="float" office:value="1343053294.43585">
            <text:p>1343053294.43585</text:p>
          </table:table-cell>
          <table:table-cell/>
          <table:table-cell office:value-type="string">
            <text:p>rsync</text:p>
          </table:table-cell>
          <table:table-cell office:value-type="float" office:value="1343053910.38869">
            <text:p>1343053910.388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E2]-[.E1]" office:value-type="float" office:value="1.50987982749939">
            <text:p>1.5098798275</text:p>
          </table:table-cell>
          <table:table-cell table:formula="of:=[.$B2]/[.C2]*30" office:value-type="float" office:value="79.4765237699346">
            <text:p>79.4765237699</text:p>
          </table:table-cell>
          <table:table-cell office:value-type="float" office:value="1343053295.94573">
            <text:p>1343053295.94573</text:p>
          </table:table-cell>
          <table:table-cell table:formula="of:=[.H2]-[.H1]" office:value-type="float" office:value="1.86596131324768">
            <text:p>1.8659613132</text:p>
          </table:table-cell>
          <table:table-cell table:formula="of:=[.$B2]/[.F2]*30" office:value-type="float" office:value="64.3100149762171">
            <text:p>64.3100149762</text:p>
          </table:table-cell>
          <table:table-cell office:value-type="float" office:value="1343053912.25465">
            <text:p>1343053912.25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3]-[.E2]" office:value-type="float" office:value="2.53906273841858">
            <text:p>2.5390627384</text:p>
          </table:table-cell>
          <table:table-cell table:formula="of:=[.$B3]/[.C3]*30" office:value-type="float" office:value="94.5230680473381">
            <text:p>94.5230680473</text:p>
          </table:table-cell>
          <table:table-cell office:value-type="float" office:value="1343053298.48479">
            <text:p>1343053298.48479</text:p>
          </table:table-cell>
          <table:table-cell table:formula="of:=[.H3]-[.H2]" office:value-type="float" office:value="2.71140003204346">
            <text:p>2.711400032</text:p>
          </table:table-cell>
          <table:table-cell table:formula="of:=[.$B3]/[.F3]*30" office:value-type="float" office:value="88.5151571747689">
            <text:p>88.5151571748</text:p>
          </table:table-cell>
          <table:table-cell office:value-type="float" office:value="1343053914.96605">
            <text:p>1343053914.966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E4]-[.E3]" office:value-type="float" office:value="3.63712024688721">
            <text:p>3.6371202469</text:p>
          </table:table-cell>
          <table:table-cell table:formula="of:=[.$B4]/[.C4]*30" office:value-type="float" office:value="98.9794055635368">
            <text:p>98.9794055635</text:p>
          </table:table-cell>
          <table:table-cell office:value-type="float" office:value="1343053302.12191">
            <text:p>1343053302.12191</text:p>
          </table:table-cell>
          <table:table-cell table:formula="of:=[.H4]-[.H3]" office:value-type="float" office:value="4.90146684646606">
            <text:p>4.9014668465</text:p>
          </table:table-cell>
          <table:table-cell table:formula="of:=[.$B4]/[.F4]*30" office:value-type="float" office:value="73.4474008040182">
            <text:p>73.447400804</text:p>
          </table:table-cell>
          <table:table-cell office:value-type="float" office:value="1343053919.86752">
            <text:p>1343053919.867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E5]-[.E4]" office:value-type="float" office:value="4.72568535804749">
            <text:p>4.725685358</text:p>
          </table:table-cell>
          <table:table-cell table:formula="of:=[.$B5]/[.C5]*30" office:value-type="float" office:value="101.572568555077">
            <text:p>101.5725685551</text:p>
          </table:table-cell>
          <table:table-cell office:value-type="float" office:value="1343053306.8476">
            <text:p>1343053306.8476</text:p>
          </table:table-cell>
          <table:table-cell table:formula="of:=[.H5]-[.H4]" office:value-type="float" office:value="5.221346616745">
            <text:p>5.2213466167</text:p>
          </table:table-cell>
          <table:table-cell table:formula="of:=[.$B5]/[.F5]*30" office:value-type="float" office:value="91.9303074920611">
            <text:p>91.9303074921</text:p>
          </table:table-cell>
          <table:table-cell office:value-type="float" office:value="1343053925.08886">
            <text:p>1343053925.088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E6]-[.E5]" office:value-type="float" office:value="5.75201225280762">
            <text:p>5.7520122528</text:p>
          </table:table-cell>
          <table:table-cell table:formula="of:=[.$B6]/[.C6]*30" office:value-type="float" office:value="104.311321608735">
            <text:p>104.3113216087</text:p>
          </table:table-cell>
          <table:table-cell office:value-type="float" office:value="1343053312.59961">
            <text:p>1343053312.59961</text:p>
          </table:table-cell>
          <table:table-cell table:formula="of:=[.H6]-[.H5]" office:value-type="float" office:value="5.59481310844421">
            <text:p>5.5948131084</text:p>
          </table:table-cell>
          <table:table-cell table:formula="of:=[.$B6]/[.F6]*30" office:value-type="float" office:value="107.242188142875">
            <text:p>107.2421881429</text:p>
          </table:table-cell>
          <table:table-cell office:value-type="float" office:value="1343053930.68368">
            <text:p>1343053930.683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[.E7]-[.E6]" office:value-type="float" office:value="6.86468887329102">
            <text:p>6.8646888733</text:p>
          </table:table-cell>
          <table:table-cell table:formula="of:=[.$B7]/[.C7]*30" office:value-type="float" office:value="104.884578644396">
            <text:p>104.8845786444</text:p>
          </table:table-cell>
          <table:table-cell office:value-type="float" office:value="1343053319.4643">
            <text:p>1343053319.4643</text:p>
          </table:table-cell>
          <table:table-cell table:formula="of:=[.H7]-[.H6]" office:value-type="float" office:value="7.08811187744141">
            <text:p>7.0881118774</text:p>
          </table:table-cell>
          <table:table-cell table:formula="of:=[.$B7]/[.F7]*30" office:value-type="float" office:value="101.578532118189">
            <text:p>101.5785321182</text:p>
          </table:table-cell>
          <table:table-cell office:value-type="float" office:value="1343053937.77179">
            <text:p>1343053937.771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[.E8]-[.E7]" office:value-type="float" office:value="7.89498805999756">
            <text:p>7.89498806</text:p>
          </table:table-cell>
          <table:table-cell table:formula="of:=[.$B8]/[.C8]*30" office:value-type="float" office:value="106.39661436046">
            <text:p>106.3966143605</text:p>
          </table:table-cell>
          <table:table-cell office:value-type="float" office:value="1343053327.35929">
            <text:p>1343053327.35929</text:p>
          </table:table-cell>
          <table:table-cell table:formula="of:=[.H8]-[.H7]" office:value-type="float" office:value="8.90893220901489">
            <text:p>8.908932209</text:p>
          </table:table-cell>
          <table:table-cell table:formula="of:=[.$B8]/[.F8]*30" office:value-type="float" office:value="94.2873938528805">
            <text:p>94.2873938529</text:p>
          </table:table-cell>
          <table:table-cell office:value-type="float" office:value="1343053946.68072">
            <text:p>1343053946.680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E9]-[.E8]" office:value-type="float" office:value="9.01777005195618">
            <text:p>9.017770052</text:p>
          </table:table-cell>
          <table:table-cell table:formula="of:=[.$B9]/[.C9]*30" office:value-type="float" office:value="106.456473659112">
            <text:p>106.4564736591</text:p>
          </table:table-cell>
          <table:table-cell office:value-type="float" office:value="1343053336.37706">
            <text:p>1343053336.37706</text:p>
          </table:table-cell>
          <table:table-cell table:formula="of:=[.H9]-[.H8]" office:value-type="float" office:value="10.5950112342834">
            <text:p>10.5950112343</text:p>
          </table:table-cell>
          <table:table-cell table:formula="of:=[.$B9]/[.F9]*30" office:value-type="float" office:value="90.6086816494939">
            <text:p>90.6086816495</text:p>
          </table:table-cell>
          <table:table-cell office:value-type="float" office:value="1343053957.27573">
            <text:p>1343053957.275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[.E10]-[.E9]" office:value-type="float" office:value="10.0796301364899">
            <text:p>10.0796301365</text:p>
          </table:table-cell>
          <table:table-cell table:formula="of:=[.$B10]/[.C10]*30" office:value-type="float" office:value="107.14678865946">
            <text:p>107.1467886595</text:p>
          </table:table-cell>
          <table:table-cell office:value-type="float" office:value="1343053346.45669">
            <text:p>1343053346.45669</text:p>
          </table:table-cell>
          <table:table-cell table:formula="of:=[.H10]-[.H9]" office:value-type="float" office:value="10.7861778736115">
            <text:p>10.7861778736</text:p>
          </table:table-cell>
          <table:table-cell table:formula="of:=[.$B10]/[.F10]*30" office:value-type="float" office:value="100.128146657236">
            <text:p>100.1281466572</text:p>
          </table:table-cell>
          <table:table-cell office:value-type="float" office:value="1343053968.06191">
            <text:p>1343053968.061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[.E11]-[.E10]" office:value-type="float" office:value="11.1544671058655">
            <text:p>11.1544671059</text:p>
          </table:table-cell>
          <table:table-cell table:formula="of:=[.$B11]/[.C11]*30" office:value-type="float" office:value="107.580217737967">
            <text:p>107.580217738</text:p>
          </table:table-cell>
          <table:table-cell office:value-type="float" office:value="1343053357.61116">
            <text:p>1343053357.61116</text:p>
          </table:table-cell>
          <table:table-cell table:formula="of:=[.H11]-[.H10]" office:value-type="float" office:value="11.9343745708466">
            <text:p>11.9343745708</text:p>
          </table:table-cell>
          <table:table-cell table:formula="of:=[.$B11]/[.F11]*30" office:value-type="float" office:value="100.549885783824">
            <text:p>100.5498857838</text:p>
          </table:table-cell>
          <table:table-cell office:value-type="float" office:value="1343053979.99628">
            <text:p>1343053979.996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[.E12]-[.E11]" office:value-type="float" office:value="12.240531206131">
            <text:p>12.2405312061</text:p>
          </table:table-cell>
          <table:table-cell table:formula="of:=[.$B12]/[.C12]*30" office:value-type="float" office:value="107.838457152811">
            <text:p>107.8384571528</text:p>
          </table:table-cell>
          <table:table-cell office:value-type="float" office:value="1343053369.85169">
            <text:p>1343053369.85169</text:p>
          </table:table-cell>
          <table:table-cell table:formula="of:=[.H12]-[.H11]" office:value-type="float" office:value="14.0297536849976">
            <text:p>14.029753685</text:p>
          </table:table-cell>
          <table:table-cell table:formula="of:=[.$B12]/[.F12]*30" office:value-type="float" office:value="94.0857572867809">
            <text:p>94.0857572868</text:p>
          </table:table-cell>
          <table:table-cell office:value-type="float" office:value="1343053994.02604">
            <text:p>1343053994.026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[.E13]-[.E12]" office:value-type="float" office:value="13.4050652980804">
            <text:p>13.4050652981</text:p>
          </table:table-cell>
          <table:table-cell table:formula="of:=[.$B13]/[.C13]*30" office:value-type="float" office:value="107.422080234566">
            <text:p>107.4220802346</text:p>
          </table:table-cell>
          <table:table-cell office:value-type="float" office:value="1343053383.25675">
            <text:p>1343053383.25675</text:p>
          </table:table-cell>
          <table:table-cell table:formula="of:=[.H13]-[.H12]" office:value-type="float" office:value="15.257607460022">
            <text:p>15.25760746</text:p>
          </table:table-cell>
          <table:table-cell table:formula="of:=[.$B13]/[.F13]*30" office:value-type="float" office:value="94.3791484853108">
            <text:p>94.3791484853</text:p>
          </table:table-cell>
          <table:table-cell office:value-type="float" office:value="1343054009.28365">
            <text:p>1343054009.283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formula="of:=[.E14]-[.E13]" office:value-type="float" office:value="14.3854928016663">
            <text:p>14.3854928017</text:p>
          </table:table-cell>
          <table:table-cell table:formula="of:=[.$B14]/[.C14]*30" office:value-type="float" office:value="108.44258319877">
            <text:p>108.4425831988</text:p>
          </table:table-cell>
          <table:table-cell office:value-type="float" office:value="1343053397.64224">
            <text:p>1343053397.64224</text:p>
          </table:table-cell>
          <table:table-cell table:formula="of:=[.H14]-[.H13]" office:value-type="float" office:value="15.9422733783722">
            <text:p>15.9422733784</text:p>
          </table:table-cell>
          <table:table-cell table:formula="of:=[.$B14]/[.F14]*30" office:value-type="float" office:value="97.8530453577811">
            <text:p>97.8530453578</text:p>
          </table:table-cell>
          <table:table-cell office:value-type="float" office:value="1343054025.22592">
            <text:p>1343054025.2259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[.E15]-[.E14]" office:value-type="float" office:value="15.4532787799835">
            <text:p>15.45327878</text:p>
          </table:table-cell>
          <table:table-cell table:formula="of:=[.$B15]/[.C15]*30" office:value-type="float" office:value="108.714792758161">
            <text:p>108.7147927582</text:p>
          </table:table-cell>
          <table:table-cell office:value-type="float" office:value="1343053413.09552">
            <text:p>1343053413.09552</text:p>
          </table:table-cell>
          <table:table-cell table:formula="of:=[.H15]-[.H14]" office:value-type="float" office:value="17.8427035808563">
            <text:p>17.8427035809</text:p>
          </table:table-cell>
          <table:table-cell table:formula="of:=[.$B15]/[.F15]*30" office:value-type="float" office:value="94.156134600728">
            <text:p>94.1561346007</text:p>
          </table:table-cell>
          <table:table-cell office:value-type="float" office:value="1343054043.06862">
            <text:p>1343054043.068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[.E16]-[.E15]" office:value-type="float" office:value="16.503541469574">
            <text:p>16.5035414696</text:p>
          </table:table-cell>
          <table:table-cell table:formula="of:=[.$B16]/[.C16]*30" office:value-type="float" office:value="109.067499440559">
            <text:p>109.0674994406</text:p>
          </table:table-cell>
          <table:table-cell office:value-type="float" office:value="1343053429.59906">
            <text:p>1343053429.59906</text:p>
          </table:table-cell>
          <table:table-cell table:formula="of:=[.H16]-[.H15]" office:value-type="float" office:value="19.0439805984497">
            <text:p>19.0439805984</text:p>
          </table:table-cell>
          <table:table-cell table:formula="of:=[.$B16]/[.F16]*30" office:value-type="float" office:value="94.5180547047255">
            <text:p>94.5180547047</text:p>
          </table:table-cell>
          <table:table-cell office:value-type="float" office:value="1343054062.1126">
            <text:p>1343054062.11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[.E17]-[.E16]" office:value-type="float" office:value="17.5366370677948">
            <text:p>17.5366370678</text:p>
          </table:table-cell>
          <table:table-cell table:formula="of:=[.$B17]/[.C17]*30" office:value-type="float" office:value="109.48507359635">
            <text:p>109.4850735964</text:p>
          </table:table-cell>
          <table:table-cell office:value-type="float" office:value="1343053447.1357">
            <text:p>1343053447.1357</text:p>
          </table:table-cell>
          <table:table-cell table:formula="of:=[.H17]-[.H16]" office:value-type="float" office:value="20.5965902805328">
            <text:p>20.5965902805</text:p>
          </table:table-cell>
          <table:table-cell table:formula="of:=[.$B17]/[.F17]*30" office:value-type="float" office:value="93.2193131896553">
            <text:p>93.2193131897</text:p>
          </table:table-cell>
          <table:table-cell office:value-type="float" office:value="1343054082.70919">
            <text:p>1343054082.709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formula="of:=[.E18]-[.E17]" office:value-type="float" office:value="18.6688480377197">
            <text:p>18.6688480377</text:p>
          </table:table-cell>
          <table:table-cell table:formula="of:=[.$B18]/[.C18]*30" office:value-type="float" office:value="109.272944740792">
            <text:p>109.2729447408</text:p>
          </table:table-cell>
          <table:table-cell office:value-type="float" office:value="1343053465.80455">
            <text:p>1343053465.80455</text:p>
          </table:table-cell>
          <table:table-cell table:formula="of:=[.H18]-[.H17]" office:value-type="float" office:value="19.331422328949">
            <text:p>19.3314223289</text:p>
          </table:table-cell>
          <table:table-cell table:formula="of:=[.$B18]/[.F18]*30" office:value-type="float" office:value="105.527672267813">
            <text:p>105.5276722678</text:p>
          </table:table-cell>
          <table:table-cell office:value-type="float" office:value="1343054102.04062">
            <text:p>1343054102.040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table:formula="of:=[.E19]-[.E18]" office:value-type="float" office:value="19.7009918689728">
            <text:p>19.700991869</text:p>
          </table:table-cell>
          <table:table-cell table:formula="of:=[.$B19]/[.C19]*30" office:value-type="float" office:value="109.639149864419">
            <text:p>109.6391498644</text:p>
          </table:table-cell>
          <table:table-cell office:value-type="float" office:value="1343053485.50554">
            <text:p>1343053485.50554</text:p>
          </table:table-cell>
          <table:table-cell table:formula="of:=[.H19]-[.H18]" office:value-type="float" office:value="20.3554689884186">
            <text:p>20.3554689884</text:p>
          </table:table-cell>
          <table:table-cell table:formula="of:=[.$B19]/[.F19]*30" office:value-type="float" office:value="106.113988394419">
            <text:p>106.1139883944</text:p>
          </table:table-cell>
          <table:table-cell office:value-type="float" office:value="1343054122.39609">
            <text:p>1343054122.3960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table:formula="of:=[.E20]-[.E19]" office:value-type="float" office:value="20.8038094043732">
            <text:p>20.8038094044</text:p>
          </table:table-cell>
          <table:table-cell table:formula="of:=[.$B20]/[.C20]*30" office:value-type="float" office:value="109.595312843076">
            <text:p>109.5953128431</text:p>
          </table:table-cell>
          <table:table-cell office:value-type="float" office:value="1343053506.30935">
            <text:p>1343053506.30935</text:p>
          </table:table-cell>
          <table:table-cell table:formula="of:=[.H20]-[.H19]" office:value-type="float" office:value="22.5844414234161">
            <text:p>22.5844414234</text:p>
          </table:table-cell>
          <table:table-cell table:formula="of:=[.$B20]/[.F20]*30" office:value-type="float" office:value="100.954456090113">
            <text:p>100.9544560901</text:p>
          </table:table-cell>
          <table:table-cell office:value-type="float" office:value="1343054144.98053">
            <text:p>1343054144.980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formula="of:=[.E21]-[.E20]" office:value-type="float" office:value="22.0809962749481">
            <text:p>22.0809962749</text:p>
          </table:table-cell>
          <table:table-cell table:formula="of:=[.$B21]/[.C21]*30" office:value-type="float" office:value="108.690747922588">
            <text:p>108.6907479226</text:p>
          </table:table-cell>
          <table:table-cell office:value-type="float" office:value="1343053528.39035">
            <text:p>1343053528.39035</text:p>
          </table:table-cell>
          <table:table-cell table:formula="of:=[.H21]-[.H20]" office:value-type="float" office:value="22.4638690948486">
            <text:p>22.4638690948</text:p>
          </table:table-cell>
          <table:table-cell table:formula="of:=[.$B21]/[.F21]*30" office:value-type="float" office:value="106.838229419275">
            <text:p>106.8382294193</text:p>
          </table:table-cell>
          <table:table-cell office:value-type="float" office:value="1343054167.4444">
            <text:p>1343054167.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[.E22]-[.E21]" office:value-type="float" office:value="22.8931741714478">
            <text:p>22.8931741714</text:p>
          </table:table-cell>
          <table:table-cell table:formula="of:=[.$B22]/[.C22]*30" office:value-type="float" office:value="110.076478741114">
            <text:p>110.0764787411</text:p>
          </table:table-cell>
          <table:table-cell office:value-type="float" office:value="1343053551.28352">
            <text:p>1343053551.28352</text:p>
          </table:table-cell>
          <table:table-cell table:formula="of:=[.H22]-[.H21]" office:value-type="float" office:value="23.923445224762">
            <text:p>23.9234452248</text:p>
          </table:table-cell>
          <table:table-cell table:formula="of:=[.$B22]/[.F22]*30" office:value-type="float" office:value="105.335998905027">
            <text:p>105.335998905</text:p>
          </table:table-cell>
          <table:table-cell office:value-type="float" office:value="1343054191.36784">
            <text:p>1343054191.3678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table:formula="of:=[.E23]-[.E22]" office:value-type="float" office:value="24.0294873714447">
            <text:p>24.0294873714</text:p>
          </table:table-cell>
          <table:table-cell table:formula="of:=[.$B23]/[.C23]*30" office:value-type="float" office:value="109.865015395094">
            <text:p>109.8650153951</text:p>
          </table:table-cell>
          <table:table-cell office:value-type="float" office:value="1343053575.31301">
            <text:p>1343053575.31301</text:p>
          </table:table-cell>
          <table:table-cell table:formula="of:=[.H23]-[.H22]" office:value-type="float" office:value="24.4405462741852">
            <text:p>24.4405462742</text:p>
          </table:table-cell>
          <table:table-cell table:formula="of:=[.$B23]/[.F23]*30" office:value-type="float" office:value="108.017225571936">
            <text:p>108.0172255719</text:p>
          </table:table-cell>
          <table:table-cell office:value-type="float" office:value="1343054215.80839">
            <text:p>1343054215.808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table:formula="of:=[.E24]-[.E23]" office:value-type="float" office:value="25.1011600494385">
            <text:p>25.1011600494</text:p>
          </table:table-cell>
          <table:table-cell table:formula="of:=[.$B24]/[.C24]*30" office:value-type="float" office:value="109.955077556734">
            <text:p>109.9550775567</text:p>
          </table:table-cell>
          <table:table-cell office:value-type="float" office:value="1343053600.41417">
            <text:p>1343053600.41417</text:p>
          </table:table-cell>
          <table:table-cell table:formula="of:=[.H24]-[.H23]" office:value-type="float" office:value="25.6887993812561">
            <text:p>25.6887993813</text:p>
          </table:table-cell>
          <table:table-cell table:formula="of:=[.$B24]/[.F24]*30" office:value-type="float" office:value="107.439820718669">
            <text:p>107.4398207187</text:p>
          </table:table-cell>
          <table:table-cell office:value-type="float" office:value="1343054241.49719">
            <text:p>1343054241.497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table:formula="of:=[.E25]-[.E24]" office:value-type="float" office:value="26.1215226650238">
            <text:p>26.121522665</text:p>
          </table:table-cell>
          <table:table-cell table:formula="of:=[.$B25]/[.C25]*30" office:value-type="float" office:value="110.25390965651">
            <text:p>110.2539096565</text:p>
          </table:table-cell>
          <table:table-cell office:value-type="float" office:value="1343053626.53569">
            <text:p>1343053626.53569</text:p>
          </table:table-cell>
          <table:table-cell table:formula="of:=[.H25]-[.H24]" office:value-type="float" office:value="27.7254836559296">
            <text:p>27.7254836559</text:p>
          </table:table-cell>
          <table:table-cell table:formula="of:=[.$B25]/[.F25]*30" office:value-type="float" office:value="103.875554913325">
            <text:p>103.8755549133</text:p>
          </table:table-cell>
          <table:table-cell office:value-type="float" office:value="1343054269.22267">
            <text:p>1343054269.222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[.E26]-[.E25]" office:value-type="float" office:value="27.251482963562">
            <text:p>27.2514829636</text:p>
          </table:table-cell>
          <table:table-cell table:formula="of:=[.$B26]/[.C26]*30" office:value-type="float" office:value="110.085752177645">
            <text:p>110.0857521776</text:p>
          </table:table-cell>
          <table:table-cell office:value-type="float" office:value="1343053653.78717">
            <text:p>1343053653.78717</text:p>
          </table:table-cell>
          <table:table-cell table:formula="of:=[.H26]-[.H25]" office:value-type="float" office:value="28.4425449371338">
            <text:p>28.4425449371</text:p>
          </table:table-cell>
          <table:table-cell table:formula="of:=[.$B26]/[.F26]*30" office:value-type="float" office:value="105.475793626445">
            <text:p>105.4757936264</text:p>
          </table:table-cell>
          <table:table-cell office:value-type="float" office:value="1343054297.66522">
            <text:p>1343054297.66522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3T16:43:16</dc:date>
    <dc:creator>Miklos Juhasz</dc:creator>
    <meta:generator>LibreOffice/3.5$Linux_X86_64 LibreOffice_project/350m1$Build-2</meta:generator>
    <meta:editing-duration>PT1H24M53S</meta:editing-duration>
    <meta:editing-cycles>8</meta:editing-cycles>
    <meta:document-statistic meta:table-count="4" meta:cell-count="14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12.113cm" xlink:href=".." xlink:type="simple" chart:class="chart:scatter" chart:column-mapping="1" chart:style-name="ch1">
        <chart:title svg:x="5.948cm" svg:y="0.378cm" chart:style-name="ch2">
          <text:p>concurrent file fetch</text:p>
        </chart:title>
        <chart:subtitle svg:x="7.191cm" svg:y="1.399cm" chart:style-name="ch3">
          <text:p>10kB file</text:p>
        </chart:subtitle>
        <chart:legend chart:legend-position="end" svg:x="12.333cm" svg:y="5.508cm" style:legend-expansion="high" chart:style-name="ch4"/>
        <chart:plot-area chart:style-name="ch5" table:cell-range-address="Sheet2.B2:Sheet2.B101 Sheet1.E1:Sheet1.E101 Sheet2.E1:Sheet2.E101" chart:data-source-has-labels="both" svg:x="1.331cm" svg:y="2.566cm" svg:width="10.362cm" svg:height="8.324cm">
          <chartooo:coordinate-region svg:x="2.323cm" svg:y="2.765cm" svg:width="9.09cm" svg:height="7.478cm"/>
          <chart:axis chart:dimension="x" chart:name="primary-x" chart:style-name="ch6" chartooo:axis-type="auto">
            <chart:title svg:x="4.894cm" svg:y="11.132cm" chart:style-name="ch7">
              <text:p># concurrent requests</text:p>
            </chart:title>
            <chart:categories table:cell-range-address="Sheet2.B2:Sheet2.B101"/>
          </chart:axis>
          <chart:axis chart:dimension="y" chart:name="primary-y" chart:style-name="ch6">
            <chart:title svg:x="0.451cm" svg:y="7.526cm" chart:style-name="ch8">
              <text:p>requests/s</text:p>
            </chart:title>
            <chart:grid chart:style-name="ch9" chart:class="major"/>
          </chart:axis>
          <chart:series chart:style-name="ch10" chart:values-cell-range-address="Sheet1.E2:Sheet1.E101" chart:label-cell-address="Sheet1.E1:Sheet1.E1" chart:class="chart:scatter">
            <chart:domain table:cell-range-address="Sheet2.B2:Sheet2.B101"/>
            <chart:data-point chart:repeated="100"/>
          </chart:series>
          <chart:series chart:style-name="ch11" chart:values-cell-range-address="Sheet2.E2:Sheet2.E101" chart:label-cell-address="Sheet2.E1:Sheet2.E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 (apache)</text:p>
                <draw:g>
                  <svg:desc>Sheet1.E1:Sheet1.E1</svg:desc>
                </draw:g>
              </table:table-cell>
              <table:table-cell office:value-type="string">
                <text:p>rsync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2.B2:Sheet2.B101</svg:desc>
                </draw:g>
              </table:table-cell>
              <table:table-cell office:value-type="float" office:value="538.285612715915">
                <text:p>538.285612715915</text:p>
                <draw:g>
                  <svg:desc>Sheet1.E2:Sheet1.E101</svg:desc>
                </draw:g>
              </table:table-cell>
              <table:table-cell office:value-type="float" office:value="19.7188411765757">
                <text:p>19.7188411765757</text:p>
                <draw:g>
                  <svg:desc>Sheet2.E2:Sheet2.E10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38.06140312399">
                <text:p>1338.06140312399</text:p>
              </table:table-cell>
              <table:table-cell office:value-type="float" office:value="40.2426424758177">
                <text:p>40.24264247581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08.48143914909">
                <text:p>1808.48143914909</text:p>
              </table:table-cell>
              <table:table-cell office:value-type="float" office:value="60.7621445763322">
                <text:p>60.76214457633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09.36495567203">
                <text:p>2209.36495567203</text:p>
              </table:table-cell>
              <table:table-cell office:value-type="float" office:value="77.7748528818151">
                <text:p>77.77485288181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58.9963929712">
                <text:p>2458.9963929712</text:p>
              </table:table-cell>
              <table:table-cell office:value-type="float" office:value="96.146135200918">
                <text:p>96.1461352009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741.57226990176">
                <text:p>2741.57226990176</text:p>
              </table:table-cell>
              <table:table-cell office:value-type="float" office:value="117.187985563043">
                <text:p>117.1879855630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61.99098077108">
                <text:p>2861.99098077108</text:p>
              </table:table-cell>
              <table:table-cell office:value-type="float" office:value="132.591759047141">
                <text:p>132.5917590471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00.77499894883">
                <text:p>3100.77499894883</text:p>
              </table:table-cell>
              <table:table-cell office:value-type="float" office:value="149.81623480939">
                <text:p>149.8162348093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322.25900054302">
                <text:p>3322.25900054302</text:p>
              </table:table-cell>
              <table:table-cell office:value-type="float" office:value="156.259077947432">
                <text:p>156.2590779474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349.46708083438">
                <text:p>3349.46708083438</text:p>
              </table:table-cell>
              <table:table-cell office:value-type="float" office:value="179.938349627177">
                <text:p>179.93834962717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434.1993822328">
                <text:p>3434.1993822328</text:p>
              </table:table-cell>
              <table:table-cell office:value-type="float" office:value="196.764873870144">
                <text:p>196.76487387014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89.80544326637">
                <text:p>3589.80544326637</text:p>
              </table:table-cell>
              <table:table-cell office:value-type="float" office:value="191.987256705221">
                <text:p>191.98725670522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760.51292431759">
                <text:p>3760.51292431759</text:p>
              </table:table-cell>
              <table:table-cell office:value-type="float" office:value="211.943150473608">
                <text:p>211.94315047360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796.6613513424">
                <text:p>3796.6613513424</text:p>
              </table:table-cell>
              <table:table-cell office:value-type="float" office:value="238.239800174804">
                <text:p>238.2398001748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70.79340899219">
                <text:p>3870.79340899219</text:p>
              </table:table-cell>
              <table:table-cell office:value-type="float" office:value="252.540338147114">
                <text:p>252.5403381471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916.4570724586">
                <text:p>3916.4570724586</text:p>
              </table:table-cell>
              <table:table-cell office:value-type="float" office:value="204.257379002619">
                <text:p>204.25737900261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970.13057697131">
                <text:p>3970.13057697131</text:p>
              </table:table-cell>
              <table:table-cell office:value-type="float" office:value="224.819269339884">
                <text:p>224.8192693398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021.94199978984">
                <text:p>4021.94199978984</text:p>
              </table:table-cell>
              <table:table-cell office:value-type="float" office:value="277.368496753853">
                <text:p>277.3684967538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081.12840250224">
                <text:p>4081.12840250224</text:p>
              </table:table-cell>
              <table:table-cell office:value-type="float" office:value="149.995491671544">
                <text:p>149.9954916715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254.43674069761">
                <text:p>4254.43674069761</text:p>
              </table:table-cell>
              <table:table-cell office:value-type="float" office:value="234.367873197954">
                <text:p>234.36787319795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224.6080185905">
                <text:p>4224.6080185905</text:p>
              </table:table-cell>
              <table:table-cell office:value-type="float" office:value="238.882885653624">
                <text:p>238.88288565362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307.41224011751">
                <text:p>4307.41224011751</text:p>
              </table:table-cell>
              <table:table-cell office:value-type="float" office:value="165.675684822826">
                <text:p>165.67568482282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301.81956338327">
                <text:p>4301.81956338327</text:p>
              </table:table-cell>
              <table:table-cell office:value-type="float" office:value="208.523961538416">
                <text:p>208.52396153841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867.67706069242">
                <text:p>3867.67706069242</text:p>
              </table:table-cell>
              <table:table-cell office:value-type="float" office:value="188.066493695747">
                <text:p>188.0664936957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4.25066053726">
                <text:p>4414.25066053726</text:p>
              </table:table-cell>
              <table:table-cell office:value-type="float" office:value="184.684771360841">
                <text:p>184.68477136084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4391.44703606662">
                <text:p>4391.44703606662</text:p>
              </table:table-cell>
              <table:table-cell office:value-type="float" office:value="196.75032769724">
                <text:p>196.7503276972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4520.00104572179">
                <text:p>4520.00104572179</text:p>
              </table:table-cell>
              <table:table-cell office:value-type="float" office:value="201.32819367763">
                <text:p>201.3281936776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759.20910989653">
                <text:p>3759.20910989653</text:p>
              </table:table-cell>
              <table:table-cell office:value-type="float" office:value="206.791099992147">
                <text:p>206.79109999214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489.1817052882">
                <text:p>4489.1817052882</text:p>
              </table:table-cell>
              <table:table-cell office:value-type="float" office:value="215.532209962907">
                <text:p>215.53220996290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516.79689985397">
                <text:p>4516.79689985397</text:p>
              </table:table-cell>
              <table:table-cell office:value-type="float" office:value="222.878200807879">
                <text:p>222.87820080787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607.67812732336">
                <text:p>4607.67812732336</text:p>
              </table:table-cell>
              <table:table-cell office:value-type="float" office:value="228.434575232815">
                <text:p>228.4345752328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623.5094381025">
                <text:p>4623.5094381025</text:p>
              </table:table-cell>
              <table:table-cell office:value-type="float" office:value="234.344863457585">
                <text:p>234.34486345758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4678.42888421819">
                <text:p>4678.42888421819</text:p>
              </table:table-cell>
              <table:table-cell office:value-type="float" office:value="242.549609152753">
                <text:p>242.54960915275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4568.2191167792">
                <text:p>4568.2191167792</text:p>
              </table:table-cell>
              <table:table-cell office:value-type="float" office:value="240.074955276242">
                <text:p>240.0749552762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558.93901405299">
                <text:p>4558.93901405299</text:p>
              </table:table-cell>
              <table:table-cell office:value-type="float" office:value="254.017954301798">
                <text:p>254.01795430179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4571.28346183687">
                <text:p>4571.28346183687</text:p>
              </table:table-cell>
              <table:table-cell office:value-type="float" office:value="257.220537669399">
                <text:p>257.22053766939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902.58301877789">
                <text:p>3902.58301877789</text:p>
              </table:table-cell>
              <table:table-cell office:value-type="float" office:value="246.331484753592">
                <text:p>246.33148475359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4760.07065283087">
                <text:p>4760.07065283087</text:p>
              </table:table-cell>
              <table:table-cell office:value-type="float" office:value="274.326074230159">
                <text:p>274.32607423015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709.54751777062">
                <text:p>4709.54751777062</text:p>
              </table:table-cell>
              <table:table-cell office:value-type="float" office:value="246.392315013646">
                <text:p>246.3923150136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785.29000767328">
                <text:p>4785.29000767328</text:p>
              </table:table-cell>
              <table:table-cell office:value-type="float" office:value="287.062100441269">
                <text:p>287.06210044126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4836.58816225136">
                <text:p>4836.58816225136</text:p>
              </table:table-cell>
              <table:table-cell office:value-type="float" office:value="256.149601473773">
                <text:p>256.14960147377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775.56275814656">
                <text:p>4775.56275814656</text:p>
              </table:table-cell>
              <table:table-cell office:value-type="float" office:value="269.841789167644">
                <text:p>269.84178916764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4604.11316865061">
                <text:p>4604.11316865061</text:p>
              </table:table-cell>
              <table:table-cell office:value-type="float" office:value="263.379731378483">
                <text:p>263.37973137848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716.15966075224">
                <text:p>4716.15966075224</text:p>
              </table:table-cell>
              <table:table-cell office:value-type="float" office:value="272.436719235223">
                <text:p>272.4367192352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805.27954329094">
                <text:p>4805.27954329094</text:p>
              </table:table-cell>
              <table:table-cell office:value-type="float" office:value="275.887296959792">
                <text:p>275.88729695979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4793.53911431148">
                <text:p>4793.53911431148</text:p>
              </table:table-cell>
              <table:table-cell office:value-type="float" office:value="277.432061489216">
                <text:p>277.43206148921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418.507780797">
                <text:p>4418.507780797</text:p>
              </table:table-cell>
              <table:table-cell office:value-type="float" office:value="284.833127010036">
                <text:p>284.83312701003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885.47150038784">
                <text:p>4885.47150038784</text:p>
              </table:table-cell>
              <table:table-cell office:value-type="float" office:value="207.406906958533">
                <text:p>207.40690695853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4843.16534776489">
                <text:p>4843.16534776489</text:p>
              </table:table-cell>
              <table:table-cell office:value-type="float" office:value="288.263716951006">
                <text:p>288.2637169510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81.27513779234">
                <text:p>4881.27513779234</text:p>
              </table:table-cell>
              <table:table-cell office:value-type="float" office:value="205.165400780932">
                <text:p>205.16540078093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4744.59438320657">
                <text:p>4744.59438320657</text:p>
              </table:table-cell>
              <table:table-cell office:value-type="float" office:value="211.014662425944">
                <text:p>211.01466242594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987.62300726887">
                <text:p>3987.62300726887</text:p>
              </table:table-cell>
              <table:table-cell office:value-type="float" office:value="215.198154103707">
                <text:p>215.19815410370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002.15249950057">
                <text:p>3002.15249950057</text:p>
              </table:table-cell>
              <table:table-cell office:value-type="float" office:value="220.551657161393">
                <text:p>220.55165716139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014.25488867129">
                <text:p>3014.25488867129</text:p>
              </table:table-cell>
              <table:table-cell office:value-type="float" office:value="221.585315025012">
                <text:p>221.58531502501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55.26699514775">
                <text:p>3055.26699514775</text:p>
              </table:table-cell>
              <table:table-cell office:value-type="float" office:value="230.520330425499">
                <text:p>230.52033042549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110.83460840067">
                <text:p>3110.83460840067</text:p>
              </table:table-cell>
              <table:table-cell office:value-type="float" office:value="228.389125903211">
                <text:p>228.38912590321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4963.88129618011">
                <text:p>4963.88129618011</text:p>
              </table:table-cell>
              <table:table-cell office:value-type="float" office:value="233.194506507771">
                <text:p>233.19450650777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4951.72069093981">
                <text:p>4951.72069093981</text:p>
              </table:table-cell>
              <table:table-cell office:value-type="float" office:value="236.765569346409">
                <text:p>236.76556934640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234.88855344996">
                <text:p>3234.88855344996</text:p>
              </table:table-cell>
              <table:table-cell office:value-type="float" office:value="240.028361422684">
                <text:p>240.0283614226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330.73811617093">
                <text:p>3330.73811617093</text:p>
              </table:table-cell>
              <table:table-cell office:value-type="float" office:value="244.455760480831">
                <text:p>244.45576048083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448.65596086539">
                <text:p>3448.65596086539</text:p>
              </table:table-cell>
              <table:table-cell office:value-type="float" office:value="233.975490522315">
                <text:p>233.97549052231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509.2337858496">
                <text:p>3509.2337858496</text:p>
              </table:table-cell>
              <table:table-cell office:value-type="float" office:value="232.031001430682">
                <text:p>232.03100143068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520.79704187184">
                <text:p>3520.79704187184</text:p>
              </table:table-cell>
              <table:table-cell office:value-type="float" office:value="235.865174059487">
                <text:p>235.86517405948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560.73350707082">
                <text:p>3560.73350707082</text:p>
              </table:table-cell>
              <table:table-cell office:value-type="float" office:value="245.249635194814">
                <text:p>245.2496351948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02.30054322603">
                <text:p>3602.30054322603</text:p>
              </table:table-cell>
              <table:table-cell office:value-type="float" office:value="261.666050604443">
                <text:p>261.66605060444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657.90796093686">
                <text:p>3657.90796093686</text:p>
              </table:table-cell>
              <table:table-cell office:value-type="float" office:value="256.55716406271">
                <text:p>256.5571640627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720.59961686287">
                <text:p>3720.59961686287</text:p>
              </table:table-cell>
              <table:table-cell office:value-type="float" office:value="252.890911453988">
                <text:p>252.89091145398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4845.5740994165">
                <text:p>4845.5740994165</text:p>
              </table:table-cell>
              <table:table-cell office:value-type="float" office:value="256.015798309446">
                <text:p>256.015798309446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833.13631368392">
                <text:p>3833.13631368392</text:p>
              </table:table-cell>
              <table:table-cell office:value-type="float" office:value="263.981203969729">
                <text:p>263.9812039697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777.38267247758">
                <text:p>3777.38267247758</text:p>
              </table:table-cell>
              <table:table-cell office:value-type="float" office:value="255.819870138001">
                <text:p>255.81987013800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940.78823616245">
                <text:p>3940.78823616245</text:p>
              </table:table-cell>
              <table:table-cell office:value-type="float" office:value="266.645025538154">
                <text:p>266.64502553815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992.27057316813">
                <text:p>3992.27057316813</text:p>
              </table:table-cell>
              <table:table-cell office:value-type="float" office:value="264.4073394493">
                <text:p>264.4073394493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4050.15536428247">
                <text:p>4050.15536428247</text:p>
              </table:table-cell>
              <table:table-cell office:value-type="float" office:value="267.944962558403">
                <text:p>267.94496255840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4114.05368436613">
                <text:p>4114.05368436613</text:p>
              </table:table-cell>
              <table:table-cell office:value-type="float" office:value="260.771135777096">
                <text:p>260.7711357770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169.52755539185">
                <text:p>4169.52755539185</text:p>
              </table:table-cell>
              <table:table-cell office:value-type="float" office:value="258.395393428682">
                <text:p>258.39539342868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4218.28508949315">
                <text:p>4218.28508949315</text:p>
              </table:table-cell>
              <table:table-cell office:value-type="float" office:value="267.077124236837">
                <text:p>267.077124236837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4270.52383803987">
                <text:p>4270.52383803987</text:p>
              </table:table-cell>
              <table:table-cell office:value-type="float" office:value="261.145880097239">
                <text:p>261.14588009723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4317.46067273085">
                <text:p>4317.46067273085</text:p>
              </table:table-cell>
              <table:table-cell office:value-type="float" office:value="273.675107686326">
                <text:p>273.67510768632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379.4184129985">
                <text:p>4379.4184129985</text:p>
              </table:table-cell>
              <table:table-cell office:value-type="float" office:value="281.477937919995">
                <text:p>281.477937919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440.74376934607">
                <text:p>4440.74376934607</text:p>
              </table:table-cell>
              <table:table-cell office:value-type="float" office:value="283.681240454103">
                <text:p>283.681240454103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4018.5747048777">
                <text:p>4018.5747048777</text:p>
              </table:table-cell>
              <table:table-cell office:value-type="float" office:value="292.967422376178">
                <text:p>292.96742237617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4558.5313497425">
                <text:p>4558.5313497425</text:p>
              </table:table-cell>
              <table:table-cell office:value-type="float" office:value="206.97102606323">
                <text:p>206.97102606323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4607.25245374737">
                <text:p>4607.25245374737</text:p>
              </table:table-cell>
              <table:table-cell office:value-type="float" office:value="295.536328143098">
                <text:p>295.53632814309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4651.75525856016">
                <text:p>4651.75525856016</text:p>
              </table:table-cell>
              <table:table-cell office:value-type="float" office:value="303.154831899498">
                <text:p>303.15483189949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712.98614556003">
                <text:p>4712.98614556003</text:p>
              </table:table-cell>
              <table:table-cell office:value-type="float" office:value="262.882656773919">
                <text:p>262.882656773919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4193.32697919366">
                <text:p>4193.32697919366</text:p>
              </table:table-cell>
              <table:table-cell office:value-type="float" office:value="312.17325171506">
                <text:p>312.1732517150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4709.72903093408">
                <text:p>4709.72903093408</text:p>
              </table:table-cell>
              <table:table-cell office:value-type="float" office:value="301.016868618009">
                <text:p>301.016868618009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4785.44359338632">
                <text:p>4785.44359338632</text:p>
              </table:table-cell>
              <table:table-cell office:value-type="float" office:value="198.983169921244">
                <text:p>198.98316992124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4937.08676175508">
                <text:p>4937.08676175508</text:p>
              </table:table-cell>
              <table:table-cell office:value-type="float" office:value="314.956883726732">
                <text:p>314.95688372673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992.67751381464">
                <text:p>4992.67751381464</text:p>
              </table:table-cell>
              <table:table-cell office:value-type="float" office:value="201.221068988475">
                <text:p>201.22106898847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5061.1580093325">
                <text:p>5061.1580093325</text:p>
              </table:table-cell>
              <table:table-cell office:value-type="float" office:value="290.899500540737">
                <text:p>290.89950054073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4670.24625797268">
                <text:p>4670.24625797268</text:p>
              </table:table-cell>
              <table:table-cell office:value-type="float" office:value="296.871416262747">
                <text:p>296.87141626274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682.06111512078">
                <text:p>2682.06111512078</text:p>
              </table:table-cell>
              <table:table-cell office:value-type="float" office:value="321.665060623971">
                <text:p>321.66506062397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5157.37541351906">
                <text:p>5157.37541351906</text:p>
              </table:table-cell>
              <table:table-cell office:value-type="float" office:value="207.579903922883">
                <text:p>207.57990392288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690.55314129174">
                <text:p>2690.55314129174</text:p>
              </table:table-cell>
              <table:table-cell office:value-type="float" office:value="315.186465975659">
                <text:p>315.18646597565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674.05171057593">
                <text:p>4674.05171057593</text:p>
              </table:table-cell>
              <table:table-cell office:value-type="float" office:value="249.876414237581">
                <text:p>249.87641423758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744.3186351347">
                <text:p>2744.3186351347</text:p>
              </table:table-cell>
              <table:table-cell office:value-type="float" office:value="301.494484074892">
                <text:p>301.49448407489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4613.84906356525">
                <text:p>4613.84906356525</text:p>
              </table:table-cell>
              <table:table-cell office:value-type="float" office:value="213.371251069343">
                <text:p>213.37125106934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849.8660277903">
                <text:p>2849.8660277903</text:p>
              </table:table-cell>
              <table:table-cell office:value-type="float" office:value="264.019945888564">
                <text:p>264.0199458885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91.21439438199">
                <text:p>2791.21439438199</text:p>
              </table:table-cell>
              <table:table-cell office:value-type="float" office:value="222.393249830738">
                <text:p>222.3932498307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61cm" svg:y="0.316cm" chart:style-name="ch2">
          <text:p>rsync</text:p>
        </chart:title>
        <chart:subtitle svg:x="6.713cm" svg:y="1.275cm" chart:style-name="ch3">
          <text:p>fetch 10kB file</text:p>
        </chart:subtitle>
        <chart:legend chart:legend-position="end" svg:x="13.809cm" svg:y="4.201cm" style:legend-expansion="high" chart:style-name="ch4"/>
        <chart:plot-area chart:style-name="ch5" table:cell-range-address="Sheet2.B1:Sheet2.B101 Sheet2.E1:Sheet2.E101" chart:data-source-has-labels="both" svg:x="0.77cm" svg:y="2.318cm" svg:width="12.399cm" svg:height="6.082cm">
          <chartooo:coordinate-region svg:x="1.577cm" svg:y="2.517cm" svg:width="11.312cm" svg:height="5.236cm"/>
          <chart:axis chart:dimension="x" chart:name="primary-x" chart:style-name="ch6" chartooo:axis-type="auto">
            <chart:categories table:cell-range-address="Sheet2.B2:Sheet2.B1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2:Sheet2.E101" chart:label-cell-address="Sheet2.E1:Sheet2.E1" chart:class="chart:scatter">
            <chart:domain table:cell-range-address="Sheet2.B2:Sheet2.B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ync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2.B2:Sheet2.B101</svg:desc>
                </draw:g>
              </table:table-cell>
              <table:table-cell office:value-type="float" office:value="19.7188411765757">
                <text:p>19.7188411765757</text:p>
                <draw:g>
                  <svg:desc>Sheet2.E2:Sheet2.E10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.2426424758177">
                <text:p>40.24264247581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0.7621445763322">
                <text:p>60.76214457633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7.7748528818151">
                <text:p>77.77485288181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6.146135200918">
                <text:p>96.1461352009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7.187985563043">
                <text:p>117.1879855630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2.591759047141">
                <text:p>132.5917590471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9.81623480939">
                <text:p>149.8162348093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56.259077947432">
                <text:p>156.2590779474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9.938349627177">
                <text:p>179.93834962717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6.764873870144">
                <text:p>196.76487387014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1.987256705221">
                <text:p>191.98725670522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1.943150473608">
                <text:p>211.94315047360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38.239800174804">
                <text:p>238.2398001748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2.540338147114">
                <text:p>252.5403381471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4.257379002619">
                <text:p>204.25737900261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24.819269339884">
                <text:p>224.8192693398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77.368496753853">
                <text:p>277.3684967538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49.995491671544">
                <text:p>149.9954916715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4.367873197954">
                <text:p>234.36787319795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8.882885653624">
                <text:p>238.88288565362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65.675684822826">
                <text:p>165.67568482282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8.523961538416">
                <text:p>208.52396153841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88.066493695747">
                <text:p>188.0664936957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4.684771360841">
                <text:p>184.68477136084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96.75032769724">
                <text:p>196.7503276972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01.32819367763">
                <text:p>201.3281936776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06.791099992147">
                <text:p>206.79109999214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15.532209962907">
                <text:p>215.53220996290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2.878200807879">
                <text:p>222.87820080787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28.434575232815">
                <text:p>228.4345752328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4.344863457585">
                <text:p>234.34486345758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42.549609152753">
                <text:p>242.54960915275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40.074955276242">
                <text:p>240.0749552762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54.017954301798">
                <text:p>254.01795430179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57.220537669399">
                <text:p>257.22053766939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46.331484753592">
                <text:p>246.33148475359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74.326074230159">
                <text:p>274.32607423015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46.392315013646">
                <text:p>246.3923150136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87.062100441269">
                <text:p>287.06210044126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56.149601473773">
                <text:p>256.14960147377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69.841789167644">
                <text:p>269.84178916764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63.379731378483">
                <text:p>263.37973137848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72.436719235223">
                <text:p>272.4367192352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75.887296959792">
                <text:p>275.88729695979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77.432061489216">
                <text:p>277.43206148921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84.833127010036">
                <text:p>284.83312701003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07.406906958533">
                <text:p>207.40690695853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88.263716951006">
                <text:p>288.2637169510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5.165400780932">
                <text:p>205.16540078093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11.014662425944">
                <text:p>211.01466242594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15.198154103707">
                <text:p>215.19815410370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20.551657161393">
                <text:p>220.55165716139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21.585315025012">
                <text:p>221.58531502501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30.520330425499">
                <text:p>230.52033042549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8.389125903211">
                <text:p>228.38912590321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33.194506507771">
                <text:p>233.19450650777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6.765569346409">
                <text:p>236.76556934640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40.028361422684">
                <text:p>240.0283614226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4.455760480831">
                <text:p>244.45576048083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33.975490522315">
                <text:p>233.97549052231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32.031001430682">
                <text:p>232.03100143068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35.865174059487">
                <text:p>235.86517405948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45.249635194814">
                <text:p>245.2496351948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1.666050604443">
                <text:p>261.66605060444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56.55716406271">
                <text:p>256.5571640627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52.890911453988">
                <text:p>252.89091145398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56.015798309446">
                <text:p>256.015798309446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63.981203969729">
                <text:p>263.9812039697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55.819870138001">
                <text:p>255.81987013800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66.645025538154">
                <text:p>266.64502553815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64.4073394493">
                <text:p>264.4073394493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67.944962558403">
                <text:p>267.94496255840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60.771135777096">
                <text:p>260.7711357770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58.395393428682">
                <text:p>258.39539342868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67.077124236837">
                <text:p>267.077124236837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61.145880097239">
                <text:p>261.14588009723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73.675107686326">
                <text:p>273.67510768632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81.477937919995">
                <text:p>281.477937919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83.681240454103">
                <text:p>283.681240454103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92.967422376178">
                <text:p>292.96742237617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06.97102606323">
                <text:p>206.97102606323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95.536328143098">
                <text:p>295.53632814309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03.154831899498">
                <text:p>303.15483189949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62.882656773919">
                <text:p>262.882656773919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12.17325171506">
                <text:p>312.1732517150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01.016868618009">
                <text:p>301.016868618009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98.983169921244">
                <text:p>198.98316992124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14.956883726732">
                <text:p>314.95688372673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01.221068988475">
                <text:p>201.22106898847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90.899500540737">
                <text:p>290.89950054073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96.871416262747">
                <text:p>296.87141626274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21.665060623971">
                <text:p>321.66506062397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07.579903922883">
                <text:p>207.57990392288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15.186465975659">
                <text:p>315.18646597565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49.876414237581">
                <text:p>249.87641423758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01.494484074892">
                <text:p>301.49448407489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13.371251069343">
                <text:p>213.37125106934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64.019945888564">
                <text:p>264.0199458885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2.393249830738">
                <text:p>222.3932498307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scatter" chart:style-name="ch1">
        <chart:title svg:x="5.905cm" svg:y="0.315cm" chart:style-name="ch2">
          <text:p>Concurrent file fetch</text:p>
        </chart:title>
        <chart:subtitle svg:x="7.122cm" svg:y="1.273cm" chart:style-name="ch3">
          <text:p>30MB file</text:p>
        </chart:subtitle>
        <chart:legend chart:legend-position="end" svg:x="12.326cm" svg:y="3.948cm" style:legend-expansion="high" chart:style-name="ch4"/>
        <chart:plot-area chart:style-name="ch5" table:cell-range-address="'30MB-http'.B1:'30MB-http'.B26 '30MB-http'.D1:'30MB-http'.D26 '30MB-http'.G1:'30MB-http'.G26" chart:data-source-has-labels="both" svg:x="1.33cm" svg:y="2.314cm" svg:width="10.358cm" svg:height="5.518cm">
          <chartooo:coordinate-region svg:x="2.137cm" svg:y="2.513cm" svg:width="9.271cm" svg:height="4.672cm"/>
          <chart:axis chart:dimension="x" chart:name="primary-x" chart:style-name="ch6" chartooo:axis-type="auto">
            <chart:title svg:x="5.182cm" svg:y="8.011cm" chart:style-name="ch7">
              <text:p>concurrent clients</text:p>
            </chart:title>
            <chart:categories table:cell-range-address="'30MB-http'.B2:'30MB-http'.B26"/>
          </chart:axis>
          <chart:axis chart:dimension="y" chart:name="primary-y" chart:style-name="ch6">
            <chart:title svg:x="0.451cm" svg:y="6.493cm" chart:style-name="ch8">
              <text:p>transfer rate (MB/s)</text:p>
            </chart:title>
            <chart:grid chart:style-name="ch9" chart:class="major"/>
          </chart:axis>
          <chart:series chart:style-name="ch10" chart:values-cell-range-address="'30MB-http'.D2:'30MB-http'.D26" chart:label-cell-address="'30MB-http'.D1:'30MB-http'.D1" chart:class="chart:scatter">
            <chart:domain table:cell-range-address="'30MB-http'.B2:'30MB-http'.B26"/>
            <chart:data-point chart:repeated="25"/>
          </chart:series>
          <chart:series chart:style-name="ch11" chart:values-cell-range-address="'30MB-http'.G2:'30MB-http'.G26" chart:label-cell-address="'30MB-http'.G1:'30MB-http'.G1" chart:class="chart:scatte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 (apache)</text:p>
                <draw:g>
                  <svg:desc>'30MB-http'.D1:'30MB-http'.D1</svg:desc>
                </draw:g>
              </table:table-cell>
              <table:table-cell office:value-type="string">
                <text:p>rsync</text:p>
                <draw:g>
                  <svg:desc>'30MB-http'.G1:'30MB-http'.G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'30MB-http'.B2:'30MB-http'.B26</svg:desc>
                </draw:g>
              </table:table-cell>
              <table:table-cell office:value-type="float" office:value="79.4765237699346">
                <text:p>79.4765237699346</text:p>
                <draw:g>
                  <svg:desc>'30MB-http'.D2:'30MB-http'.D26</svg:desc>
                </draw:g>
              </table:table-cell>
              <table:table-cell office:value-type="float" office:value="64.3100149762171">
                <text:p>64.3100149762171</text:p>
                <draw:g>
                  <svg:desc>'30MB-http'.G2:'30MB-http'.G26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4.5230680473381">
                <text:p>94.5230680473381</text:p>
              </table:table-cell>
              <table:table-cell office:value-type="float" office:value="88.5151571747689">
                <text:p>88.51515717476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8.9794055635368">
                <text:p>98.9794055635368</text:p>
              </table:table-cell>
              <table:table-cell office:value-type="float" office:value="73.4474008040182">
                <text:p>73.44740080401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1.572568555077">
                <text:p>101.572568555077</text:p>
              </table:table-cell>
              <table:table-cell office:value-type="float" office:value="91.9303074920611">
                <text:p>91.93030749206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311321608735">
                <text:p>104.311321608735</text:p>
              </table:table-cell>
              <table:table-cell office:value-type="float" office:value="107.242188142875">
                <text:p>107.2421881428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4.884578644396">
                <text:p>104.884578644396</text:p>
              </table:table-cell>
              <table:table-cell office:value-type="float" office:value="101.578532118189">
                <text:p>101.57853211818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6.39661436046">
                <text:p>106.39661436046</text:p>
              </table:table-cell>
              <table:table-cell office:value-type="float" office:value="94.2873938528805">
                <text:p>94.28739385288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456473659112">
                <text:p>106.456473659112</text:p>
              </table:table-cell>
              <table:table-cell office:value-type="float" office:value="90.6086816494939">
                <text:p>90.608681649493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07.14678865946">
                <text:p>107.14678865946</text:p>
              </table:table-cell>
              <table:table-cell office:value-type="float" office:value="100.128146657236">
                <text:p>100.1281466572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7.580217737967">
                <text:p>107.580217737967</text:p>
              </table:table-cell>
              <table:table-cell office:value-type="float" office:value="100.549885783824">
                <text:p>100.5498857838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7.838457152811">
                <text:p>107.838457152811</text:p>
              </table:table-cell>
              <table:table-cell office:value-type="float" office:value="94.0857572867809">
                <text:p>94.085757286780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7.422080234566">
                <text:p>107.422080234566</text:p>
              </table:table-cell>
              <table:table-cell office:value-type="float" office:value="94.3791484853108">
                <text:p>94.379148485310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08.44258319877">
                <text:p>108.44258319877</text:p>
              </table:table-cell>
              <table:table-cell office:value-type="float" office:value="97.8530453577811">
                <text:p>97.853045357781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08.714792758161">
                <text:p>108.714792758161</text:p>
              </table:table-cell>
              <table:table-cell office:value-type="float" office:value="94.156134600728">
                <text:p>94.1561346007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.067499440559">
                <text:p>109.067499440559</text:p>
              </table:table-cell>
              <table:table-cell office:value-type="float" office:value="94.5180547047255">
                <text:p>94.51805470472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9.48507359635">
                <text:p>109.48507359635</text:p>
              </table:table-cell>
              <table:table-cell office:value-type="float" office:value="93.2193131896553">
                <text:p>93.219313189655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9.272944740792">
                <text:p>109.272944740792</text:p>
              </table:table-cell>
              <table:table-cell office:value-type="float" office:value="105.527672267813">
                <text:p>105.52767226781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9.639149864419">
                <text:p>109.639149864419</text:p>
              </table:table-cell>
              <table:table-cell office:value-type="float" office:value="106.113988394419">
                <text:p>106.11398839441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9.595312843076">
                <text:p>109.595312843076</text:p>
              </table:table-cell>
              <table:table-cell office:value-type="float" office:value="100.954456090113">
                <text:p>100.9544560901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.690747922588">
                <text:p>108.690747922588</text:p>
              </table:table-cell>
              <table:table-cell office:value-type="float" office:value="106.838229419275">
                <text:p>106.83822941927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10.076478741114">
                <text:p>110.076478741114</text:p>
              </table:table-cell>
              <table:table-cell office:value-type="float" office:value="105.335998905027">
                <text:p>105.33599890502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09.865015395094">
                <text:p>109.865015395094</text:p>
              </table:table-cell>
              <table:table-cell office:value-type="float" office:value="108.017225571936">
                <text:p>108.01722557193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9.955077556734">
                <text:p>109.955077556734</text:p>
              </table:table-cell>
              <table:table-cell office:value-type="float" office:value="107.439820718669">
                <text:p>107.4398207186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0.25390965651">
                <text:p>110.25390965651</text:p>
              </table:table-cell>
              <table:table-cell office:value-type="float" office:value="103.875554913325">
                <text:p>103.8755549133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.085752177645">
                <text:p>110.085752177645</text:p>
              </table:table-cell>
              <table:table-cell office:value-type="float" office:value="105.475793626445">
                <text:p>105.475793626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